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officeooo:paragraph-rsid="00148f4c"/>
    </style:style>
    <style:style style:name="P3" style:family="paragraph" style:parent-style-name="Standard">
      <style:text-properties style:font-name="Arial1" officeooo:paragraph-rsid="0015624c"/>
    </style:style>
    <style:style style:name="P4" style:family="paragraph" style:parent-style-name="Standard">
      <style:text-properties style:font-name="Arial1" officeooo:paragraph-rsid="00169044"/>
    </style:style>
    <style:style style:name="P5" style:family="paragraph" style:parent-style-name="Standard">
      <style:text-properties officeooo:paragraph-rsid="00148f4c"/>
    </style:style>
    <style:style style:name="P6" style:family="paragraph" style:parent-style-name="Standard">
      <style:text-properties officeooo:paragraph-rsid="0015624c"/>
    </style:style>
    <style:style style:name="P7" style:family="paragraph" style:parent-style-name="Standard">
      <style:text-properties officeooo:paragraph-rsid="00169044"/>
    </style:style>
    <style:style style:name="P8" style:family="paragraph" style:parent-style-name="Standard" style:master-page-name="Standard">
      <style:paragraph-properties fo:margin-top="0.423cm" fo:margin-bottom="0.353cm" style:contextual-spacing="false" style:page-number="auto"/>
      <style:text-properties officeooo:paragraph-rsid="00148f4c"/>
    </style:style>
    <style:style style:name="P9" style:family="paragraph" style:parent-style-name="Standard">
      <style:paragraph-properties fo:margin-top="0.423cm" fo:margin-bottom="0.353cm" style:contextual-spacing="false"/>
      <style:text-properties style:font-name="Arial" officeooo:paragraph-rsid="00148f4c" style:font-name-asian="Arial2" style:font-name-complex="Arial2"/>
    </style:style>
    <style:style style:name="P10" style:family="paragraph" style:parent-style-name="Standard">
      <style:paragraph-properties fo:margin-top="0.423cm" fo:margin-bottom="0.353cm" style:contextual-spacing="false"/>
      <style:text-properties style:font-name="Arial" officeooo:rsid="00148f4c" officeooo:paragraph-rsid="00148f4c" style:font-name-asian="Arial2" style:font-name-complex="Arial2"/>
    </style:style>
    <style:style style:name="P11" style:family="paragraph" style:parent-style-name="Standard">
      <style:text-properties style:font-name="Arial1"/>
    </style:style>
    <style:style style:name="P12" style:family="paragraph" style:parent-style-name="Standard">
      <style:text-properties style:font-name="Arial1" fo:language="en" fo:country="US"/>
    </style:style>
    <style:style style:name="P13" style:family="paragraph" style:parent-style-name="Standard">
      <style:text-properties style:font-name="Arial1" officeooo:paragraph-rsid="00190d32"/>
    </style:style>
    <style:style style:name="P14" style:family="paragraph" style:parent-style-name="Standard">
      <style:text-properties officeooo:paragraph-rsid="00190d32"/>
    </style:style>
    <style:style style:name="T1" style:family="text">
      <style:text-properties fo:language="en" fo:country="US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weight="bold" style:font-name-asian="Arial2" style:font-weight-asian="bold" style:font-name-complex="Arial2"/>
    </style:style>
    <style:style style:name="T4" style:family="text">
      <style:text-properties officeooo:rsid="00148f4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5624c"/>
    </style:style>
    <style:style style:name="T7" style:family="text">
      <style:text-properties style:text-underline-style="solid" style:text-underline-width="auto" style:text-underline-color="font-color" officeooo:rsid="00169044"/>
    </style:style>
    <style:style style:name="T8" style:family="text">
      <style:text-properties style:text-underline-style="solid" style:text-underline-width="auto" style:text-underline-color="font-color" officeooo:rsid="00190d32"/>
    </style:style>
    <style:style style:name="T9" style:family="text">
      <style:text-properties style:font-name="Arial1"/>
    </style:style>
    <style:style style:name="T10" style:family="text">
      <style:text-properties style:font-name="Arial1" style:text-underline-style="solid" style:text-underline-width="auto" style:text-underline-color="font-color"/>
    </style:style>
    <style:style style:name="T11" style:family="text">
      <style:text-properties style:font-name="Arial1" style:text-underline-style="solid" style:text-underline-width="auto" style:text-underline-color="font-color" officeooo:rsid="00169044"/>
    </style:style>
    <style:style style:name="T12" style:family="text">
      <style:text-properties style:font-name="Arial1" officeooo:rsid="0015624c"/>
    </style:style>
    <style:style style:name="T13" style:family="text">
      <style:text-properties officeooo:rsid="0015624c"/>
    </style:style>
    <style:style style:name="T14" style:family="text">
      <style:text-properties officeooo:rsid="00169044"/>
    </style:style>
    <style:style style:name="T15" style:family="text">
      <style:text-properties style:text-underline-style="none"/>
    </style:style>
    <style:style style:name="T16" style:family="text">
      <style:text-properties officeooo:rsid="001796fc"/>
    </style:style>
    <style:style style:name="T17" style:family="text">
      <style:text-properties officeooo:rsid="00190d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Nome:</text:span><text:span text:style-name="T2"> Jarélio Gomes da Silva Filho </text:span><text:span text:style-name="T3">Matrícula:</text:span><text:span text:style-name="T2"> 399683</text:span></text:p>
      <text:p text:style-name="P9">PORTUGOL:</text:p>
      <text:p text:style-name="P9"/>
      <text:p text:style-name="P10">1.1- </text:p>
      <text:p text:style-name="P5"><text:tab/><text:span text:style-name="T10">ALGORITMO</text:span></text:p>
      <text:p text:style-name="Standard"><text:tab/><text:span text:style-name="T10">DECLARE</text:span><text:span text:style-name="T9"> i </text:span><text:span text:style-name="T10">NUMÉRICO</text:span></text:p>
      <text:p text:style-name="P1"><text:s text:c="3"/><text:tab/> i&lt;-0</text:p>
      <text:p text:style-name="P1"><text:s text:c="3"/><text:tab/> <text:span text:style-name="T5">PARA</text:span> i <text:span text:style-name="T5">ATÉ</text:span> 20 <text:span text:style-name="T5">FAÇA</text:span> PASSO 1</text:p>
      <text:p text:style-name="P1"><text:tab/><text:tab/><text:span text:style-name="T5">INÍCIO</text:span></text:p>
      <text:p text:style-name="P1"><text:tab/><text:tab/><text:span text:style-name="T5">ESCREVA</text:span> 2^i</text:p>
      <text:p text:style-name="P2"><text:tab/><text:tab/><text:span text:style-name="T5">FIM</text:span></text:p>
      <text:p text:style-name="Standard"><text:tab/><text:span text:style-name="T10">FIM_ALGORITMO</text:span><text:span text:style-name="T9">.</text:span></text:p>
      <text:p text:style-name="P1"/>
      <text:p text:style-name="P2"><text:span text:style-name="T4">1.</text:span>2- </text:p>
      <text:p text:style-name="P5"><text:tab/><text:span text:style-name="T10">ALGORITMO</text:span></text:p>
      <text:p text:style-name="P5"><text:tab/><text:span text:style-name="T10">DECLARE</text:span><text:span text:style-name="T9"> produto, num, cont </text:span><text:span text:style-name="T10">NUMÉRICO</text:span></text:p>
      <text:p text:style-name="P1"><text:tab/>produto&lt;-1</text:p>
      <text:p text:style-name="P1"><text:tab/>num&lt;-1</text:p>
      <text:p text:style-name="P1"><text:tab/>cont&lt;-0</text:p>
      <text:p text:style-name="Standard"><text:tab/><text:span text:style-name="T10">ENQUANTO</text:span><text:span text:style-name="T9"> </text:span><text:span text:style-name="T12">(</text:span><text:span text:style-name="T9">num!=0</text:span><text:span text:style-name="T12">)</text:span><text:span text:style-name="T9"> </text:span><text:span text:style-name="T10">FAÇA</text:span></text:p>
      <text:p text:style-name="Standard"><text:tab/><text:span text:style-name="T10">INÍCIO</text:span></text:p>
      <text:p text:style-name="P1"><text:s/><text:tab/><text:span text:style-name="T5">LEIA</text:span> num</text:p>
      <text:p text:style-name="P1"><text:s/><text:tab/><text:span text:style-name="T5">SE</text:span> <text:span text:style-name="T13">(</text:span>num!=0<text:span text:style-name="T13">)</text:span></text:p>
      <text:p text:style-name="P1"><text:tab/><text:span text:style-name="T5">ENTÃO</text:span> <text:span text:style-name="T5">INÍCIO</text:span></text:p>
      <text:p text:style-name="P1"><text:tab/><text:tab/>produto&lt;-produto*num</text:p>
      <text:p text:style-name="P1"><text:tab/><text:tab/>cont&lt;-cont+1<text:tab/></text:p>
      <text:p text:style-name="P1"><text:tab/><text:tab/><text:span text:style-name="T5">FIM</text:span></text:p>
      <text:p text:style-name="P1"><text:tab/><text:span text:style-name="T5">FIM</text:span></text:p>
      <text:p text:style-name="P1"><text:soft-page-break/><text:s text:c="4"/><text:tab/><text:span text:style-name="T5">SE</text:span> cont!=0</text:p>
      <text:p text:style-name="P1"><text:s text:c="5"/><text:tab/><text:span text:style-name="T5">ENTÃO</text:span> <text:span text:style-name="T5">ESCREVA</text:span> produto</text:p>
      <text:p text:style-name="P1"><text:s text:c="5"/><text:tab/><text:span text:style-name="T5">SENÃO</text:span></text:p>
      <text:p text:style-name="P1"><text:s text:c="5"/><text:tab/><text:span text:style-name="T5">ENTÃO ESCREVA</text:span> "<text:span text:style-name="T13">Nã</text:span>o h<text:span text:style-name="T4">á</text:span> produto"</text:p>
      <text:p text:style-name="P1"><text:s text:c="5"/><text:tab/><text:span text:style-name="T5">FIM_ALGORITMO</text:span>.</text:p>
      <text:p text:style-name="P1"/>
      <text:p text:style-name="P3"><text:span text:style-name="T13">1.3</text:span>- </text:p>
      <text:p text:style-name="P6"><text:tab/><text:span text:style-name="T10">ALGORITMO</text:span></text:p>
      <text:p text:style-name="Standard"><text:tab/><text:span text:style-name="T10">DECLARE</text:span><text:span text:style-name="T9"> soma, i, media, n, num </text:span><text:span text:style-name="T10">NUMÉRICO</text:span></text:p>
      <text:p text:style-name="P1"><text:tab/>soma&lt;-0</text:p>
      <text:p text:style-name="P1"><text:tab/>i&lt;-0</text:p>
      <text:p text:style-name="P1"><text:tab/>media&lt;-0</text:p>
      <text:p text:style-name="Standard"><text:tab/><text:span text:style-name="T10">ESCREVA</text:span><text:span text:style-name="T9"> "Digite quantos n</text:span><text:span text:style-name="T12">ú</text:span><text:span text:style-name="T9">meros voc</text:span><text:span text:style-name="T12">ê</text:span><text:span text:style-name="T9"> quer realizar a media"</text:span></text:p>
      <text:p text:style-name="Standard"><text:tab/><text:span text:style-name="T10">LEIA</text:span><text:span text:style-name="T9"> n</text:span></text:p>
      <text:p text:style-name="Standard"><text:tab/><text:span text:style-name="T10">SE</text:span><text:span text:style-name="T9"> </text:span><text:span text:style-name="T12">(</text:span><text:span text:style-name="T9">n&gt;0</text:span><text:span text:style-name="T12">)</text:span></text:p>
      <text:p text:style-name="Standard"><text:tab/><text:span text:style-name="T10">ENTÃO</text:span><text:span text:style-name="T9"> </text:span><text:span text:style-name="T10">INÍCIO</text:span></text:p>
      <text:p text:style-name="P1"><text:s/><text:tab/><text:tab/> <text:s/><text:span text:style-name="T5">PARA</text:span> i <text:span text:style-name="T5">ATÉ</text:span> n <text:span text:style-name="T5">FAÇA</text:span> PASSO 1</text:p>
      <text:p text:style-name="P1"><text:tab/><text:tab/> <text:s/><text:span text:style-name="T5">INÍCIO</text:span></text:p>
      <text:p text:style-name="P1"><text:tab/><text:tab/> <text:s/><text:span text:style-name="T5">ESCREVA</text:span> "Digite um numero"</text:p>
      <text:p text:style-name="P1"><text:tab/><text:tab/> <text:s/><text:span text:style-name="T5">LEIA</text:span> num</text:p>
      <text:p text:style-name="P1"><text:tab/><text:tab/> <text:s/><text:span text:style-name="T5">SE</text:span> num&gt;=0</text:p>
      <text:p text:style-name="P1"><text:tab/><text:tab/> <text:s/><text:span text:style-name="T5">ENTÃO</text:span> <text:s/>soma&lt;-soma+num</text:p>
      <text:p text:style-name="P1"><text:tab/><text:tab/> <text:s/><text:span text:style-name="T5">SENÃO</text:span></text:p>
      <text:p text:style-name="P1"><text:tab/><text:tab/> <text:s/><text:span text:style-name="T5">ENTÃO INÍCIO</text:span></text:p>
      <text:p text:style-name="P3"><text:tab/><text:tab/><text:tab/> <text:s text:c="3"/><text:span text:style-name="T5">ESCREVA</text:span> "Numero negativo, digite um numero positivo!"</text:p>
      <text:p text:style-name="P3"><text:tab/><text:tab/><text:tab/> <text:s text:c="4"/>i=i-1</text:p>
      <text:p text:style-name="P1"><text:tab/><text:tab/><text:tab/> <text:s text:c="4"/><text:span text:style-name="T5">FIM</text:span></text:p>
      <text:p text:style-name="P1"><text:tab/><text:tab/> <text:s/><text:span text:style-name="T5">FIM</text:span></text:p>
      <text:p text:style-name="P1"><text:tab/><text:tab/> <text:s/>media&lt;-soma/n</text:p>
      <text:p text:style-name="P1"><text:soft-page-break/><text:tab/><text:tab/><text:span text:style-name="T5">ESCREVA</text:span> media</text:p>
      <text:p text:style-name="P1"><text:s text:c="4"/><text:tab/><text:tab/><text:span text:style-name="T5">SENÃO</text:span></text:p>
      <text:p text:style-name="P1"><text:s text:c="3"/><text:tab/><text:tab/><text:span text:style-name="T5">ENTÃO</text:span> <text:span text:style-name="T5">ESCREVA</text:span> "Digite um <text:span text:style-name="T13">í</text:span>ndice maior que 0"</text:p>
      <text:p text:style-name="P1"><text:s text:c="4"/><text:tab/><text:span text:style-name="T5">FIM_ALGORITMO</text:span>.</text:p>
      <text:p text:style-name="P1"/>
      <text:p text:style-name="P3"><text:span text:style-name="T13">1.4</text:span>-<text:tab/></text:p>
      <text:p text:style-name="Standard"><text:tab/><text:span text:style-name="T10">ALGORITMO</text:span></text:p>
      <text:p text:style-name="P1"><text:tab/><text:span text:style-name="T5">DECLARE</text:span> cont, continua, n1, n <text:span text:style-name="T5">NUMÉRICO</text:span></text:p>
      <text:p text:style-name="P1"><text:tab/>cont&lt;-0</text:p>
      <text:p text:style-name="P1"><text:tab/>continua&lt;-1</text:p>
      <text:p text:style-name="P1"><text:tab/>n1&lt;-0</text:p>
      <text:p text:style-name="P1"><text:tab/><text:span text:style-name="T5">ENQUANTO</text:span> <text:span text:style-name="T13">(</text:span>continua==1<text:span text:style-name="T13">)</text:span> <text:span text:style-name="T5">FAÇA</text:span></text:p>
      <text:p text:style-name="P1"><text:tab/><text:span text:style-name="T5">INÍCIO</text:span></text:p>
      <text:p text:style-name="P1"><text:tab/><text:span text:style-name="T5">ESCREVA</text:span> "Digite um numero ou digite 0 <text:span text:style-name="T5">PARA</text:span> sair"</text:p>
      <text:p text:style-name="P1"><text:tab/><text:span text:style-name="T5">LEIA</text:span> n</text:p>
      <text:p text:style-name="P1"><text:tab/><text:span text:style-name="T5">SE</text:span> <text:span text:style-name="T13">(</text:span>n!=0<text:span text:style-name="T13">)</text:span></text:p>
      <text:p text:style-name="P1"><text:tab/><text:span text:style-name="T5">ENTÃO INÍCIO</text:span></text:p>
      <text:p text:style-name="P1"><text:tab/><text:tab/> <text:s text:c="2"/><text:span text:style-name="T5">SE</text:span> <text:span text:style-name="T13">(</text:span>n&gt;n1<text:span text:style-name="T13">)</text:span></text:p>
      <text:p text:style-name="P1"><text:tab/><text:tab/> <text:s text:c="2"/><text:span text:style-name="T5">ENTÃO <text:s/>INÍCIO</text:span></text:p>
      <text:p text:style-name="P1"><text:tab/><text:tab/><text:tab/> <text:s text:c="5"/>n1&lt;-n</text:p>
      <text:p text:style-name="P1"><text:tab/><text:tab/><text:tab/> <text:s text:c="5"/>cont&lt;- cont+1</text:p>
      <text:p text:style-name="P1"><text:tab/><text:tab/><text:tab/> <text:s text:c="5"/><text:span text:style-name="T5">FIM</text:span></text:p>
      <text:p text:style-name="P1"><text:tab/><text:tab/> <text:s/><text:span text:style-name="T5">FIM</text:span></text:p>
      <text:p text:style-name="P1"><text:tab/><text:span text:style-name="T5">SENÃO</text:span></text:p>
      <text:p text:style-name="P1"><text:tab/><text:span text:style-name="T5">ENTÃO</text:span> <text:s/>continua&lt;-0</text:p>
      <text:p text:style-name="P1"><text:tab/><text:span text:style-name="T5">FIM</text:span></text:p>
      <text:p text:style-name="P1"><text:tab/><text:span text:style-name="T5">SE</text:span> <text:span text:style-name="T13">(</text:span>cont==0<text:span text:style-name="T13">)</text:span></text:p>
      <text:p text:style-name="P1"><text:tab/><text:span text:style-name="T5">ENTÃO</text:span> <text:span text:style-name="T5">ESCREVA</text:span> "Voc<text:span text:style-name="T13">ê</text:span> n<text:span text:style-name="T13">ã</text:span>o digitou um n<text:span text:style-name="T13">ú</text:span>mero"</text:p>
      <text:p text:style-name="P1"><text:tab/><text:span text:style-name="T5">SENÃO</text:span></text:p>
      <text:p text:style-name="P1"><text:soft-page-break/><text:tab/><text:span text:style-name="T5">ENTÃO INÍCIO</text:span></text:p>
      <text:p text:style-name="P1"><text:tab/><text:tab/> <text:s/><text:span text:style-name="T5">ESCREVA</text:span> "O maior eh", n1</text:p>
      <text:p text:style-name="P1"><text:tab/><text:tab/> <text:s/><text:span text:style-name="T5">ESCREVA</text:span> "Voce digitou", cont, "numeros"</text:p>
      <text:p text:style-name="P1"><text:tab/><text:tab/> <text:s/><text:span text:style-name="T5">FIM</text:span></text:p>
      <text:p text:style-name="P1"><text:tab/><text:span text:style-name="T5">FIM_ALGORITMO</text:span>.</text:p>
      <text:p text:style-name="P1"/>
      <text:p text:style-name="P3"><text:span text:style-name="T13">1.</text:span>5- <text:tab/></text:p>
      <text:p text:style-name="P6"><text:tab/><text:span text:style-name="T10">ALGORITMO</text:span></text:p>
      <text:p text:style-name="P1"><text:tab/><text:span text:style-name="T5">DECLARE</text:span> n, i <text:span text:style-name="T5">NUMÉRICO</text:span></text:p>
      <text:p text:style-name="P1"><text:tab/><text:span text:style-name="T5">LEIA</text:span> n</text:p>
      <text:p text:style-name="P1"><text:tab/>i&lt;-0</text:p>
      <text:p text:style-name="P1"><text:tab/><text:span text:style-name="T5">PARA</text:span> i <text:span text:style-name="T5">ATÉ</text:span> n <text:span text:style-name="T5">FAÇA</text:span> PASSO 1</text:p>
      <text:p text:style-name="P1"><text:tab/><text:tab/><text:span text:style-name="T5">INÍCIO</text:span></text:p>
      <text:p text:style-name="P1"><text:tab/><text:tab/><text:span text:style-name="T5">ESCREVA</text:span> 2^i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3"><text:span text:style-name="T13">1.6</text:span>- <text:tab/></text:p>
      <text:p text:style-name="P6"><text:tab/><text:span text:style-name="T10">ALGORITMO</text:span></text:p>
      <text:p text:style-name="P1"><text:tab/><text:span text:style-name="T5">DECLARE </text:span>n, cont, n1, fat <text:span text:style-name="T5">NUMÉRICO</text:span></text:p>
      <text:p text:style-name="P1"><text:tab/>cont&lt;-0</text:p>
      <text:p text:style-name="P1"><text:tab/>fat&lt;-1</text:p>
      <text:p text:style-name="P1"><text:tab/>n1&lt;-n</text:p>
      <text:p text:style-name="P1"><text:tab/><text:span text:style-name="T5">LEIA</text:span> n</text:p>
      <text:p text:style-name="P1"><text:tab/><text:span text:style-name="T5">SE</text:span> <text:span text:style-name="T13">(</text:span>n&gt;0<text:span text:style-name="T13">)</text:span></text:p>
      <text:p text:style-name="P1"><text:tab/><text:span text:style-name="T5">ENTÃO</text:span> <text:span text:style-name="T5">INÍCIO</text:span></text:p>
      <text:p text:style-name="P1"><text:tab/><text:tab/> <text:s/><text:span text:style-name="T5">ENQUANTO</text:span> n&gt;=1 <text:span text:style-name="T5">FAÇA</text:span></text:p>
      <text:p text:style-name="P1"><text:tab/><text:tab/> <text:s/><text:span text:style-name="T5">INÍCIO</text:span></text:p>
      <text:p text:style-name="P1"><text:tab/><text:tab/> <text:s/>fat&lt;-n*fat</text:p>
      <text:p text:style-name="P1"><text:soft-page-break/><text:tab/><text:tab/> <text:s text:c="2"/>n&lt;-n-1</text:p>
      <text:p text:style-name="P1"><text:tab/><text:tab/> <text:s text:c="2"/><text:span text:style-name="T5">FIM</text:span></text:p>
      <text:p text:style-name="P1"><text:tab/><text:tab/> <text:s text:c="2"/><text:span text:style-name="T5">ESCREVA</text:span> n1, "!=", fat</text:p>
      <text:p text:style-name="P1"><text:tab/><text:tab/> <text:s text:c="2"/><text:span text:style-name="T5">FIM</text:span></text:p>
      <text:p text:style-name="P1"><text:tab/><text:span text:style-name="T5">SENÃO</text:span></text:p>
      <text:p text:style-name="P1"><text:tab/><text:span text:style-name="T5">ENTÃO <text:s/>ESCREVA</text:span> "N<text:span text:style-name="T13">ã</text:span>o h<text:span text:style-name="T13">á</text:span> fatorial"</text:p>
      <text:p text:style-name="P1"><text:tab/><text:span text:style-name="T5">FIM_ALGORITMO</text:span>.</text:p>
      <text:p text:style-name="P1"/>
      <text:p text:style-name="P3"><text:span text:style-name="T13">1.</text:span>7-<text:tab/></text:p>
      <text:p text:style-name="P6"><text:tab/><text:span text:style-name="T10">ALGORITMO</text:span></text:p>
      <text:p text:style-name="P1"><text:tab/><text:span text:style-name="T5">DECLARE</text:span> starta, saquiles, cont <text:span text:style-name="T5">NUMÉRICO</text:span></text:p>
      <text:p text:style-name="P1"><text:tab/>starta&lt;-100</text:p>
      <text:p text:style-name="P1"><text:tab/>saquiles&lt;-0</text:p>
      <text:p text:style-name="P1"><text:tab/><text:span text:style-name="T5">ENQUANTO</text:span> <text:span text:style-name="T13">(</text:span>saquiles&lt;starta<text:span text:style-name="T13">)</text:span> <text:span text:style-name="T5">FAÇA</text:span></text:p>
      <text:p text:style-name="P1"><text:tab/><text:tab/><text:span text:style-name="T5">IN</text:span><text:span text:style-name="T6">Í</text:span><text:span text:style-name="T5">CIO</text:span></text:p>
      <text:p text:style-name="P1"><text:tab/><text:tab/>starta&lt;- starta+1</text:p>
      <text:p text:style-name="P1"><text:tab/><text:tab/>saquiles&lt;- saquiles+10</text:p>
      <text:p text:style-name="P1"><text:tab/><text:tab/>cont&lt;-cont + 1</text:p>
      <text:p text:style-name="P1"><text:tab/><text:tab/><text:span text:style-name="T5">ESCREVA</text:span> "Espaco de Aquiles", saquiles</text:p>
      <text:p text:style-name="P1"><text:tab/><text:tab/><text:span text:style-name="T5">ESCREVA</text:span> "Espaco da tartaruga", starta</text:p>
      <text:p text:style-name="P1"><text:tab/><text:tab/><text:span text:style-name="T5">ESCREVA</text:span> "Tempo atual=", cont</text:p>
      <text:p text:style-name="P1"><text:tab/><text:tab/><text:span text:style-name="T5">FIM</text:span></text:p>
      <text:p text:style-name="P1"><text:tab/><text:span text:style-name="T5">ESCREVA</text:span> "Tempo total=", cont</text:p>
      <text:p text:style-name="P1"><text:tab/><text:span text:style-name="T5">FIM_ALGORITMO</text:span>.</text:p>
      <text:p text:style-name="P1"/>
      <text:p text:style-name="P3"><text:span text:style-name="T13">1.8</text:span>- <text:tab/></text:p>
      <text:p text:style-name="P6"><text:tab/><text:span text:style-name="T10">ALGORITMO</text:span></text:p>
      <text:p text:style-name="P1"><text:tab/><text:span text:style-name="T5">DECLARE</text:span> soma, i <text:span text:style-name="T5">NUMÉRICO</text:span></text:p>
      <text:p text:style-name="P1"><text:tab/>soma&lt;-1</text:p>
      <text:p text:style-name="P1"><text:soft-page-break/><text:tab/>i&lt;-0</text:p>
      <text:p text:style-name="P1"><text:tab/><text:span text:style-name="T5">PARA</text:span> i <text:span text:style-name="T5">ATÉ</text:span> 25 <text:span text:style-name="T5">FAÇA</text:span> PASSO 1</text:p>
      <text:p text:style-name="P1"><text:tab/><text:tab/><text:span text:style-name="T5">INÍCIO</text:span></text:p>
      <text:p text:style-name="P1"><text:tab/><text:tab/>soma&lt;-soma*2</text:p>
      <text:p text:style-name="P1"><text:tab/><text:tab/><text:span text:style-name="T5">FIM</text:span></text:p>
      <text:p text:style-name="P1"><text:tab/><text:span text:style-name="T5">ESCREVA</text:span> "Voce cometeu", soma,"erros no <text:span text:style-name="T5">SE</text:span>u programa final"</text:p>
      <text:p text:style-name="P1"><text:tab/><text:span text:style-name="T5">FIM_ALGORITMO</text:span>.</text:p>
      <text:p text:style-name="P1"/>
      <text:p text:style-name="P1"/>
      <text:p text:style-name="P3"><text:span text:style-name="T13">1.10</text:span>-<text:tab/></text:p>
      <text:p text:style-name="Standard"><text:tab/><text:span text:style-name="T10">ALGORITMO</text:span></text:p>
      <text:p text:style-name="P1"><text:tab/><text:span text:style-name="T5">DECLARE</text:span> aluno, soma, n2, n1, cont, nota <text:span text:style-name="T5">NUMÉRICO</text:span></text:p>
      <text:p text:style-name="P1"><text:tab/><text:span text:style-name="T5">ESCREVA</text:span> "Digite o numero de alunos:"</text:p>
      <text:p text:style-name="P1"><text:tab/><text:span text:style-name="T5">LEIA</text:span> aluno</text:p>
      <text:p text:style-name="P1"><text:tab/>n2&lt;-0</text:p>
      <text:p text:style-name="P1"><text:tab/>n1&lt;-0</text:p>
      <text:p text:style-name="P1"><text:tab/>cont&lt;-0</text:p>
      <text:p text:style-name="P1"><text:tab/><text:span text:style-name="T5">SE</text:span> alunos&gt;0</text:p>
      <text:p text:style-name="P1"><text:tab/><text:span text:style-name="T5">ENTÃO <text:s/>INÍCIO</text:span></text:p>
      <text:p text:style-name="P1"><text:tab/><text:tab/>i&lt;-0</text:p>
      <text:p text:style-name="P1"><text:tab/><text:tab/><text:span text:style-name="T5">PARA</text:span> i <text:span text:style-name="T5">ATÉ</text:span> alunos <text:span text:style-name="T5">FAÇA</text:span> PASSO 1</text:p>
      <text:p text:style-name="P1"><text:tab/><text:tab/><text:tab/><text:span text:style-name="T5">INÍCIO</text:span></text:p>
      <text:p text:style-name="P1"><text:tab/><text:tab/><text:tab/><text:span text:style-name="T5">ESCREVA</text:span> "Digite a nota:"</text:p>
      <text:p text:style-name="P1"><text:tab/><text:tab/><text:tab/><text:span text:style-name="T5">LEIA</text:span> nota</text:p>
      <text:p text:style-name="P1"><text:tab/><text:tab/><text:tab/><text:span text:style-name="T5">SE</text:span> nota&gt;n1</text:p>
      <text:p text:style-name="P1"><text:tab/><text:tab/><text:tab/><text:span text:style-name="T5">ENTÃO</text:span> <text:tab/><text:span text:style-name="T5">INÍCIO</text:span></text:p>
      <text:p text:style-name="P1"><text:tab/><text:tab/><text:tab/><text:tab/>n2&lt;-n1</text:p>
      <text:p text:style-name="P1"><text:tab/><text:tab/><text:tab/><text:tab/>n1&lt;-nota</text:p>
      <text:p text:style-name="P1"><text:tab/><text:tab/><text:tab/><text:tab/><text:span text:style-name="T5">FIM</text:span></text:p>
      <text:p text:style-name="P1"><text:soft-page-break/><text:tab/><text:tab/><text:tab/><text:span text:style-name="T5">SE</text:span> nota&gt;n2 E nota&lt;n1</text:p>
      <text:p text:style-name="P1"><text:tab/><text:tab/><text:tab/><text:span text:style-name="T5">ENTÃO</text:span> <text:span text:style-name="T5">INÍCIO</text:span></text:p>
      <text:p text:style-name="P1"><text:tab/><text:tab/><text:tab/><text:tab/>n2&lt;-nota</text:p>
      <text:p text:style-name="P1"><text:tab/><text:tab/><text:tab/><text:tab/><text:span text:style-name="T5">FIM</text:span></text:p>
      <text:p text:style-name="P1"><text:tab/><text:tab/><text:tab/>soma&lt;-soma+nota</text:p>
      <text:p text:style-name="P1"><text:tab/><text:tab/><text:tab/>cont&lt;-cont+1</text:p>
      <text:p text:style-name="P1"><text:tab/><text:tab/><text:tab/><text:span text:style-name="T5">FIM</text:span></text:p>
      <text:p text:style-name="P1"><text:tab/><text:tab/><text:span text:style-name="T5">ESCREVA</text:span> <text:s/>"As duas maiores notas s<text:span text:style-name="T13">ã</text:span>o: ", n1, n2</text:p>
      <text:p text:style-name="P1"><text:tab/><text:tab/><text:span text:style-name="T5">ESCREVA</text:span> " A media <text:span text:style-name="T13">é</text:span>:", soma/cont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"Numero de alunos=0"</text:p>
      <text:p text:style-name="P1"><text:tab/><text:span text:style-name="T5">FIM_ALGORITMO</text:span>.</text:p>
      <text:p text:style-name="P1"/>
      <text:p text:style-name="P3"><text:span text:style-name="T13">1.</text:span>11- <text:tab/></text:p>
      <text:p text:style-name="P6"><text:tab/><text:span text:style-name="T10">ALGORITMO</text:span></text:p>
      <text:p text:style-name="P1"><text:tab/><text:span text:style-name="T5">DECLARE</text:span> contze, contgil, contgal, cont, voto <text:span text:style-name="T5">NUMÉRICO</text:span></text:p>
      <text:p text:style-name="P1"><text:tab/>cont&lt;-1</text:p>
      <text:p text:style-name="P1"><text:tab/><text:span text:style-name="T5">ENQUANTO</text:span> <text:span text:style-name="T13">(</text:span>cont==1<text:span text:style-name="T13">)</text:span> <text:s/><text:span text:style-name="T5">FAÇA</text:span></text:p>
      <text:p text:style-name="P1"><text:tab/><text:tab/><text:span text:style-name="T5">INÍCIO</text:span></text:p>
      <text:p text:style-name="P1"><text:tab/><text:tab/><text:span text:style-name="T5">ESCREVA</text:span> " Vote 1-Ze, 2-Gal ou 3 -Gil, ou pressione 0 p<text:span text:style-name="T13">ara</text:span> sair"</text:p>
      <text:p text:style-name="P1"><text:tab/><text:tab/><text:span text:style-name="T5">LEIA</text:span> voto</text:p>
      <text:p text:style-name="P1"><text:tab/><text:tab/><text:span text:style-name="T5">SE</text:span> <text:span text:style-name="T13">(</text:span>voto=<text:span text:style-name="T13">=</text:span>1<text:span text:style-name="T13">)</text:span></text:p>
      <text:p text:style-name="P1"><text:tab/><text:tab/><text:span text:style-name="T5">ENTÃO </text:span>contze&lt;-contze+1</text:p>
      <text:p text:style-name="P1"><text:tab/><text:tab/><text:span text:style-name="T5">SE</text:span> <text:span text:style-name="T13">(</text:span>voto=<text:span text:style-name="T13">=</text:span>2<text:span text:style-name="T13">)</text:span></text:p>
      <text:p text:style-name="P1"><text:tab/><text:tab/><text:span text:style-name="T5">ENTÃO</text:span> contgal&lt;-contgal+1</text:p>
      <text:p text:style-name="P1"><text:tab/><text:tab/><text:span text:style-name="T5">SE</text:span> <text:span text:style-name="T13">(</text:span>voto=<text:span text:style-name="T13">=</text:span>3<text:span text:style-name="T13">)</text:span></text:p>
      <text:p text:style-name="P1"><text:tab/><text:tab/><text:span text:style-name="T5">ENTÃO</text:span> contgil&lt;-contgil+1</text:p>
      <text:p text:style-name="P1"><text:tab/><text:tab/><text:span text:style-name="T5">SE</text:span> <text:span text:style-name="T13">(</text:span>voto=<text:span text:style-name="T13">=</text:span>0<text:span text:style-name="T13">)</text:span></text:p>
      <text:p text:style-name="P1"><text:soft-page-break/><text:tab/><text:tab/><text:span text:style-name="T5">ENTÃO</text:span> cont&lt;-0</text:p>
      <text:p text:style-name="P1"><text:tab/><text:tab/><text:span text:style-name="T5">SENÃO</text:span></text:p>
      <text:p text:style-name="P1"><text:tab/><text:tab/><text:span text:style-name="T5">ENTÃO</text:span> <text:span text:style-name="T5">ESCREVA</text:span> "N<text:span text:style-name="T13">ã</text:span>o h<text:span text:style-name="T13">á</text:span> essa opcao"</text:p>
      <text:p text:style-name="P1"><text:tab/><text:tab/><text:span text:style-name="T5">FIM</text:span></text:p>
      <text:p text:style-name="P1"><text:tab/><text:span text:style-name="T5">SE</text:span> <text:s/><text:span text:style-name="T13">(</text:span>contze=<text:span text:style-name="T13">=</text:span>0<text:span text:style-name="T13">)</text:span> E <text:span text:style-name="T13">(</text:span>contgal<text:span text:style-name="T13">=</text:span>=0<text:span text:style-name="T13">)</text:span> E <text:span text:style-name="T13">(</text:span>contgil<text:span text:style-name="T13">=</text:span>=0<text:span text:style-name="T13">)</text:span></text:p>
      <text:p text:style-name="P1"><text:tab/><text:span text:style-name="T5">ENTÃO</text:span> <text:span text:style-name="T5">ESCREVA</text:span>"Nenhum voto contabilizado"</text:p>
      <text:p text:style-name="P1"><text:tab/><text:span text:style-name="T5">SENÃO</text:span></text:p>
      <text:p text:style-name="P1"><text:tab/><text:span text:style-name="T5">ENTÃO</text:span> <text:span text:style-name="T5">INÍCIO</text:span></text:p>
      <text:p text:style-name="P1"><text:tab/><text:tab/><text:span text:style-name="T5">SE</text:span> <text:span text:style-name="T13">(</text:span>contze&gt;contgal<text:span text:style-name="T13">)</text:span> E <text:span text:style-name="T13">(</text:span>contze&gt;contgil<text:span text:style-name="T13">)</text:span></text:p>
      <text:p text:style-name="P1"><text:tab/><text:tab/><text:span text:style-name="T5">ENTÃO</text:span> <text:span text:style-name="T5">ESCREVA</text:span> "Ze ganhou"</text:p>
      <text:p text:style-name="P1"><text:tab/><text:tab/><text:span text:style-name="T5">SE</text:span> <text:span text:style-name="T13">(</text:span>contgal&gt;contze<text:span text:style-name="T13">)</text:span> E <text:span text:style-name="T13">(</text:span>contgal&gt;contgil<text:span text:style-name="T13">)</text:span></text:p>
      <text:p text:style-name="P1"><text:tab/><text:tab/><text:span text:style-name="T5">ENTÃO</text:span> <text:span text:style-name="T5">ESCREVA</text:span> "Gal ganhou"</text:p>
      <text:p text:style-name="P1"><text:tab/><text:tab/><text:span text:style-name="T5">SE</text:span> <text:span text:style-name="T13">(</text:span>contgil&gt;contze<text:span text:style-name="T13">)</text:span> E <text:span text:style-name="T13">(</text:span>contgil&gt;contgal<text:span text:style-name="T13">)</text:span></text:p>
      <text:p text:style-name="P1"><text:tab/><text:tab/><text:span text:style-name="T5">ENTÃO</text:span> <text:span text:style-name="T5">ESCREVA</text:span> "Gil ganhou"</text:p>
      <text:p text:style-name="P1"><text:tab/><text:tab/><text:span text:style-name="T5">SE</text:span> <text:span text:style-name="T13">(</text:span>contze<text:span text:style-name="T13">=</text:span>=contgil<text:span text:style-name="T13">)</text:span></text:p>
      <text:p text:style-name="P1"><text:tab/><text:tab/><text:span text:style-name="T5">ENTÃO <text:s/>INÍCIO</text:span></text:p>
      <text:p text:style-name="P1"><text:tab/><text:tab/><text:tab/><text:span text:style-name="T5">SE</text:span> <text:span text:style-name="T13">(</text:span>contze=<text:span text:style-name="T13">=</text:span>contgal<text:span text:style-name="T13">)</text:span></text:p>
      <text:p text:style-name="P1"><text:tab/><text:tab/><text:tab/><text:span text:style-name="T5">ENTÃO</text:span> <text:span text:style-name="T5">ESCREVA</text:span> "Empate"</text:p>
      <text:p text:style-name="P1"><text:tab/><text:tab/><text:tab/><text:span text:style-name="T5">SENÃO</text:span></text:p>
      <text:p text:style-name="P1"><text:tab/><text:tab/><text:tab/><text:span text:style-name="T5">ENTÃO</text:span> <text:span text:style-name="T5">ESCREVA</text:span> "Ze e Gil empataram"</text:p>
      <text:p text:style-name="P1"><text:tab/><text:tab/><text:tab/><text:span text:style-name="T5">FIM</text:span></text:p>
      <text:p text:style-name="P1"><text:tab/><text:tab/><text:span text:style-name="T5">SE</text:span> <text:span text:style-name="T13">(</text:span>contze=<text:span text:style-name="T13">=</text:span>contgal<text:span text:style-name="T13">)</text:span></text:p>
      <text:p text:style-name="P1"><text:tab/><text:tab/><text:span text:style-name="T5">ENTÃO</text:span> <text:span text:style-name="T5">ESCREVA</text:span> "Ze e Gal empataram}"</text:p>
      <text:p text:style-name="P1"><text:tab/><text:tab/><text:span text:style-name="T5">SE</text:span> <text:span text:style-name="T13">(</text:span>contgal=<text:span text:style-name="T13">=</text:span>contgil<text:span text:style-name="T13">)</text:span></text:p>
      <text:p text:style-name="P1"><text:tab/><text:tab/><text:span text:style-name="T5">ENTÃO</text:span> <text:span text:style-name="T5">ESCREVA</text:span> "Gal e Gil empataram"</text:p>
      <text:p text:style-name="P1"><text:tab/><text:tab/><text:span text:style-name="T5">ESCREVA</text:span> " TOTAL DE VOTOS"</text:p>
      <text:p text:style-name="P1"><text:tab/><text:tab/><text:span text:style-name="T5">ESCREVA</text:span> "ZE=", contze</text:p>
      <text:p text:style-name="P1"><text:tab/><text:tab/><text:span text:style-name="T5">ESCREVA</text:span> "GAL=", contgal</text:p>
      <text:p text:style-name="P1"><text:tab/><text:tab/><text:span text:style-name="T5">ESCREVA</text:span> "GIL=", contgil</text:p>
      <text:p text:style-name="P1"><text:soft-page-break/><text:tab/><text:tab/><text:span text:style-name="T5">FIM</text:span></text:p>
      <text:p text:style-name="P1"><text:tab/><text:span text:style-name="T5">FIM_ALGORITMO</text:span>.</text:p>
      <text:p text:style-name="P1"/>
      <text:p text:style-name="P3"><text:span text:style-name="T13">1.</text:span>12-<text:tab/></text:p>
      <text:p text:style-name="Standard"><text:tab/><text:span text:style-name="T10">ALGORITMO</text:span></text:p>
      <text:p text:style-name="P1"><text:tab/><text:span text:style-name="T5">DECLARE</text:span> liminferior, limsuperior, i, soma <text:span text:style-name="T5">NUMÉRICO</text:span></text:p>
      <text:p text:style-name="P1"><text:tab/><text:span text:style-name="T5">ESCREVA</text:span> "Digite o limite inferior"</text:p>
      <text:p text:style-name="P1"><text:tab/><text:span text:style-name="T5">LEIA</text:span> <text:tab/>liminferior</text:p>
      <text:p text:style-name="P1"><text:tab/><text:span text:style-name="T5">ESCREVA</text:span> "Digite o limite superior"</text:p>
      <text:p text:style-name="P1"><text:tab/><text:span text:style-name="T5">LEIA</text:span> limsuperior</text:p>
      <text:p text:style-name="P1"><text:tab/>soma&lt;-0</text:p>
      <text:p text:style-name="P1"><text:tab/><text:span text:style-name="T5">SE</text:span> <text:span text:style-name="T13">(</text:span>liminferior&lt;limsuperior<text:span text:style-name="T13">)</text:span></text:p>
      <text:p text:style-name="P1"><text:tab/><text:span text:style-name="T5">ENTÃO</text:span> <text:span text:style-name="T5">INÍCIO</text:span></text:p>
      <text:p text:style-name="P1"><text:tab/><text:tab/>i&lt;-liminferior+1</text:p>
      <text:p text:style-name="P1"><text:tab/><text:tab/><text:span text:style-name="T5">PARA</text:span> i <text:span text:style-name="T5">ATÉ</text:span> <text:s/>limsuperior-1 <text:span text:style-name="T5">FAÇA</text:span> PASSO 1</text:p>
      <text:p text:style-name="P1"><text:tab/><text:tab/><text:tab/><text:span text:style-name="T5">INÍCIO</text:span></text:p>
      <text:p text:style-name="P1"><text:tab/><text:tab/><text:tab/><text:span text:style-name="T5">SE</text:span> <text:span text:style-name="T13">(</text:span>(i%2)<text:span text:style-name="T13">=</text:span>=0<text:span text:style-name="T13">)</text:span></text:p>
      <text:p text:style-name="P1"><text:tab/><text:tab/><text:tab/><text:span text:style-name="T5">ENTÃO</text:span> <text:span text:style-name="T5">INÍCIO</text:span></text:p>
      <text:p text:style-name="P1"><text:tab/><text:tab/><text:tab/><text:tab/><text:span text:style-name="T5">ESCREVA</text:span> i</text:p>
      <text:p text:style-name="P1"><text:tab/><text:tab/><text:tab/><text:tab/>soma&lt;-soma+i</text:p>
      <text:p text:style-name="P1"><text:tab/><text:tab/><text:tab/><text:tab/><text:span text:style-name="T5">FIM</text:span></text:p>
      <text:p text:style-name="P1"><text:tab/><text:tab/><text:tab/><text:span text:style-name="T5">ESCREVA</text:span> "Soma=", soma</text:p>
      <text:p text:style-name="P1"><text:tab/><text:tab/><text:tab/><text:span text:style-name="T5">FIM</text:span>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"Erro, limite inferior tem que <text:span text:style-name="T6">ser</text:span> menor que o limite superior"</text:p>
      <text:p text:style-name="P1"><text:tab/><text:span text:style-name="T5">FIM_ALGORITMO</text:span>.</text:p>
      <text:p text:style-name="P1"/>
      <text:p text:style-name="P3"><text:soft-page-break/></text:p>
      <text:p text:style-name="P3"><text:span text:style-name="T13">1.</text:span>13- <text:tab/></text:p>
      <text:p text:style-name="P6"><text:tab/><text:span text:style-name="T10">ALGORITMO</text:span></text:p>
      <text:p text:style-name="P1"><text:tab/><text:span text:style-name="T5">DECLARE</text:span> n, i <text:span text:style-name="T5">NUMÉRICO</text:span></text:p>
      <text:p text:style-name="P1"><text:tab/><text:span text:style-name="T5">ESCREVA</text:span> "Digite um numero"</text:p>
      <text:p text:style-name="P1"><text:tab/><text:span text:style-name="T5">LEIA</text:span> n</text:p>
      <text:p text:style-name="P1"><text:tab/>i&lt;- 1</text:p>
      <text:p text:style-name="P1"><text:tab/><text:span text:style-name="T5">PARA</text:span> i <text:span text:style-name="T5">ATÉ</text:span> n+1 <text:span text:style-name="T5">FAÇA</text:span> PASSO 1</text:p>
      <text:p text:style-name="P1"><text:tab/><text:tab/><text:span text:style-name="T5">INÍCIO</text:span></text:p>
      <text:p text:style-name="P1"><text:tab/><text:tab/><text:span text:style-name="T5">SE</text:span> <text:span text:style-name="T13">(</text:span>(i%3)<text:span text:style-name="T13">=</text:span>=0<text:span text:style-name="T13">)</text:span> E <text:span text:style-name="T13">(</text:span>(i%5)<text:span text:style-name="T13">=</text:span>=0<text:span text:style-name="T13">)</text:span></text:p>
      <text:p text:style-name="P1"><text:tab/><text:tab/><text:span text:style-name="T5">ENTÃO</text:span> <text:span text:style-name="T5">ESCREVA</text:span> i</text:p>
      <text:p text:style-name="P1"><text:tab/><text:tab/><text:span text:style-name="T5">FIM</text:span></text:p>
      <text:p text:style-name="P1"><text:tab/><text:span text:style-name="T5">FIM_ALGORITMO</text:span></text:p>
      <text:p text:style-name="P1"/>
      <text:p text:style-name="P3"><text:span text:style-name="T13">1.</text:span>14- <text:tab/></text:p>
      <text:p text:style-name="P6"><text:tab/><text:span text:style-name="T10">ALGORITMO</text:span></text:p>
      <text:p text:style-name="P1"><text:tab/><text:span text:style-name="T5">DECLARE</text:span> contpar, contimpar, n, i <text:span text:style-name="T5">NUMÉRICO</text:span></text:p>
      <text:p text:style-name="P1"><text:tab/>i&lt;-1</text:p>
      <text:p text:style-name="P1"><text:tab/><text:span text:style-name="T5">ESCREVA</text:span> "Digite um numero"</text:p>
      <text:p text:style-name="P1"><text:tab/><text:span text:style-name="T5">LEIA</text:span> n</text:p>
      <text:p text:style-name="P1"><text:tab/><text:span text:style-name="T5">PARA</text:span> i <text:span text:style-name="T5">ATÉ</text:span> n+1 <text:span text:style-name="T5">FAÇA</text:span> PASSO1</text:p>
      <text:p text:style-name="P1"><text:tab/><text:tab/><text:span text:style-name="T5">INÍCIO</text:span></text:p>
      <text:p text:style-name="P1"><text:tab/><text:tab/><text:span text:style-name="T5">SE</text:span> <text:span text:style-name="T13">(</text:span>(i%2)<text:span text:style-name="T13">=</text:span>=0<text:span text:style-name="T13">)</text:span></text:p>
      <text:p text:style-name="P1"><text:tab/><text:tab/><text:span text:style-name="T5">ENTÃO</text:span> contpar=contpar+1</text:p>
      <text:p text:style-name="P1"><text:tab/><text:tab/><text:span text:style-name="T5">SENÃO</text:span></text:p>
      <text:p text:style-name="P1"><text:tab/><text:tab/><text:span text:style-name="T5">ENTÃO</text:span> contimpar=contimpar+1</text:p>
      <text:p text:style-name="P1"><text:tab/><text:tab/><text:span text:style-name="T5">FIM</text:span></text:p>
      <text:p text:style-name="P1"><text:tab/><text:span text:style-name="T5">ESCREVA</text:span> "Total pares=", contpar</text:p>
      <text:p text:style-name="P1"><text:tab/><text:span text:style-name="T5">ESCREVA</text:span> "Total impares=", contimpar</text:p>
      <text:p text:style-name="P1"><text:soft-page-break/><text:tab/><text:span text:style-name="T5">FIM_ALGORITMO</text:span>.</text:p>
      <text:p text:style-name="P1"/>
      <text:p text:style-name="P3"><text:span text:style-name="T13">1.</text:span>15- <text:s/><text:tab/></text:p>
      <text:p text:style-name="P6"><text:tab/><text:span text:style-name="T10">ALGORITMO</text:span></text:p>
      <text:p text:style-name="P1"><text:tab/><text:span text:style-name="T5">DECLARE</text:span> a, b, i, soma <text:span text:style-name="T5">NUMÉRICO</text:span></text:p>
      <text:p text:style-name="P1"><text:tab/><text:span text:style-name="T5">LEIA</text:span> a</text:p>
      <text:p text:style-name="P1"><text:tab/><text:span text:style-name="T5">LEIA</text:span> b</text:p>
      <text:p text:style-name="P1"><text:tab/>i&lt;-1</text:p>
      <text:p text:style-name="P1"><text:tab/>soma&lt;-0</text:p>
      <text:p text:style-name="P1"><text:tab/><text:span text:style-name="T5">PARA</text:span> i <text:span text:style-name="T5">ATÉ</text:span> b+1 <text:span text:style-name="T5">FAÇA</text:span> PASSO1</text:p>
      <text:p text:style-name="P1"><text:tab/><text:tab/><text:span text:style-name="T5">INÍCIO</text:span></text:p>
      <text:p text:style-name="P1"><text:tab/><text:tab/>soma&lt;-soma+a</text:p>
      <text:p text:style-name="P1"><text:tab/><text:tab/><text:span text:style-name="T5">FIM</text:span></text:p>
      <text:p text:style-name="P1"><text:tab/><text:span text:style-name="T5">ESCREVA</text:span> soma</text:p>
      <text:p text:style-name="P1"><text:tab/><text:span text:style-name="T5">FIM_ALGORITMO</text:span>.</text:p>
      <text:p text:style-name="P1"/>
      <text:p text:style-name="P3"><text:span text:style-name="T13">1.</text:span>16- <text:s text:c="3"/></text:p>
      <text:p text:style-name="Standard"><text:tab/><text:span text:style-name="T10">ALGORITMO</text:span></text:p>
      <text:p text:style-name="P1"><text:tab/><text:span text:style-name="T5">DECLARE</text:span> a, b, i, soma <text:span text:style-name="T5">NUMÉRICO</text:span></text:p>
      <text:p text:style-name="P1"><text:tab/><text:span text:style-name="T5">LEIA</text:span> a</text:p>
      <text:p text:style-name="P1"><text:tab/><text:span text:style-name="T5">LEIA</text:span> b</text:p>
      <text:p text:style-name="P1"><text:tab/>i&lt;-1</text:p>
      <text:p text:style-name="P1"><text:tab/><text:span text:style-name="T5">SE</text:span> <text:span text:style-name="T14">(</text:span>a=<text:span text:style-name="T14">=</text:span>0<text:span text:style-name="T14">)</text:span></text:p>
      <text:p text:style-name="P1"><text:tab/><text:span text:style-name="T5">ENTÃO</text:span> <text:span text:style-name="T5">INÍCIO</text:span></text:p>
      <text:p text:style-name="P1"><text:tab/><text:tab/><text:span text:style-name="T5">SE</text:span> <text:span text:style-name="T14">(</text:span>b<text:span text:style-name="T14">=</text:span>=0<text:span text:style-name="T14">)</text:span><text:tab/></text:p>
      <text:p text:style-name="P1"><text:tab/><text:tab/><text:span text:style-name="T5">ENTÃO</text:span> <text:span text:style-name="T5">ESCREVA</text:span> "INDETERMINADO"</text:p>
      <text:p text:style-name="P1"><text:tab/><text:tab/><text:span text:style-name="T5">SENÃO</text:span></text:p>
      <text:p text:style-name="P1"><text:tab/><text:tab/><text:span text:style-name="T5">ENTÃO</text:span> <text:span text:style-name="T5">ESCREVA</text:span> "0"</text:p>
      <text:p text:style-name="P1"><text:tab/><text:tab/><text:span text:style-name="T5">FIM</text:span></text:p>
      <text:p text:style-name="P1"><text:soft-page-break/><text:tab/><text:span text:style-name="T5">SENÃO</text:span></text:p>
      <text:p text:style-name="P1"><text:tab/><text:span text:style-name="T5">ENTÃO <text:s/>INÍCIO</text:span></text:p>
      <text:p text:style-name="P1"><text:tab/><text:tab/><text:span text:style-name="T5">SE</text:span> <text:span text:style-name="T14">(</text:span>b<text:span text:style-name="T14">=</text:span>=0<text:span text:style-name="T14">)</text:span></text:p>
      <text:p text:style-name="P1"><text:tab/><text:tab/><text:span text:style-name="T5">ENTÃO</text:span> <text:span text:style-name="T5">ESCREVA</text:span> "1"</text:p>
      <text:p text:style-name="P1"><text:tab/><text:tab/><text:span text:style-name="T5">SENÃO</text:span></text:p>
      <text:p text:style-name="P1"><text:tab/><text:tab/><text:span text:style-name="T5">ENTÃO</text:span> <text:span text:style-name="T5">INÍCIO</text:span></text:p>
      <text:p text:style-name="P1"><text:tab/><text:tab/><text:tab/>soma&lt;-1</text:p>
      <text:p text:style-name="P1"><text:tab/><text:tab/><text:tab/><text:span text:style-name="T5">PARA</text:span> i <text:span text:style-name="T5">ATÉ</text:span> b+1 <text:span text:style-name="T5">FAÇA</text:span> PASSO1</text:p>
      <text:p text:style-name="P1"><text:tab/><text:tab/><text:tab/><text:tab/><text:span text:style-name="T5">INÍCIO</text:span></text:p>
      <text:p text:style-name="P1"><text:tab/><text:tab/><text:tab/><text:tab/>soma&lt;-soma*a</text:p>
      <text:p text:style-name="P1"><text:tab/><text:tab/><text:tab/><text:tab/><text:span text:style-name="T5">FIM</text:span></text:p>
      <text:p text:style-name="P1"><text:tab/><text:tab/><text:tab/><text:span text:style-name="T5">ESCREVA</text:span> soma</text:p>
      <text:p text:style-name="P1"><text:tab/><text:tab/><text:tab/><text:span text:style-name="T5">FIM</text:span>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4"><text:span text:style-name="T14">1.</text:span>17- <text:s text:c="2"/></text:p>
      <text:p text:style-name="P7"><text:tab/><text:span text:style-name="T10">ALGORITMO</text:span></text:p>
      <text:p text:style-name="P1"><text:tab/><text:span text:style-name="T5">DECLARE</text:span> a, b, cont, soma <text:span text:style-name="T5">NUMÉRICO</text:span></text:p>
      <text:p text:style-name="P1"><text:tab/><text:span text:style-name="T5">LEIA</text:span> a</text:p>
      <text:p text:style-name="P1"><text:tab/><text:span text:style-name="T5">LEIA</text:span> b</text:p>
      <text:p text:style-name="P1"><text:tab/>cont&lt;-a</text:p>
      <text:p text:style-name="P1"><text:tab/><text:span text:style-name="T5">ENQUANTO</text:span> <text:span text:style-name="T14">(</text:span>cont&gt;=b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cont&lt;-cont-b</text:p>
      <text:p text:style-name="P1"><text:tab/><text:tab/><text:span text:style-name="T5">FIM</text:span></text:p>
      <text:p text:style-name="P1"><text:tab/><text:span text:style-name="T5">ESCREVA</text:span> cont</text:p>
      <text:p text:style-name="P1"><text:tab/><text:span text:style-name="T5">FIM_ALGORITMO</text:span></text:p>
      <text:p text:style-name="P1"/>
      <text:p text:style-name="P4"><text:soft-page-break/></text:p>
      <text:p text:style-name="P4"><text:span text:style-name="T14">1.</text:span>18- <text:tab/></text:p>
      <text:p text:style-name="P7"><text:tab/><text:span text:style-name="T10">ALGORI</text:span><text:span text:style-name="T11">T</text:span><text:span text:style-name="T10">MO </text:span></text:p>
      <text:p text:style-name="P1"><text:tab/><text:span text:style-name="T5">DECLARE</text:span> a, b,i, <text:s/>aux <text:span text:style-name="T5">NUMÉRICO</text:span></text:p>
      <text:p text:style-name="P1"><text:tab/><text:span text:style-name="T5">LEIA</text:span> a</text:p>
      <text:p text:style-name="P1"><text:tab/><text:span text:style-name="T5">LEIA</text:span> b</text:p>
      <text:p text:style-name="P1"><text:tab/>aux&lt;-0</text:p>
      <text:p text:style-name="P1"><text:tab/>i&lt;-a</text:p>
      <text:p text:style-name="P1"><text:tab/><text:span text:style-name="T5">SE</text:span> <text:span text:style-name="T14">(</text:span>a&gt;b<text:span text:style-name="T14">)</text:span> E <text:span text:style-name="T14">(</text:span>a&gt;=0<text:span text:style-name="T14">)</text:span> <text:s/>E <text:span text:style-name="T14">(</text:span>b&gt;=0<text:span text:style-name="T14">)</text:span></text:p>
      <text:p text:style-name="P1"><text:tab/><text:span text:style-name="T5">ENTÃO</text:span> <text:span text:style-name="T5">INÍCIO</text:span></text:p>
      <text:p text:style-name="P1"><text:tab/><text:tab/><text:span text:style-name="T5">PARA</text:span> i <text:span text:style-name="T5">ATÉ</text:span> b-1 <text:span text:style-name="T5">FAÇA</text:span> PASSO -b</text:p>
      <text:p text:style-name="P1"><text:tab/><text:tab/><text:tab/><text:span text:style-name="T5">INÍCIO</text:span></text:p>
      <text:p text:style-name="P1"><text:tab/><text:tab/><text:tab/>aux=aux+1</text:p>
      <text:p text:style-name="P1"><text:tab/><text:tab/><text:tab/><text:span text:style-name="T5">FIM</text:span></text:p>
      <text:p text:style-name="P1"><text:tab/><text:tab/><text:span text:style-name="T5">ESCREVA</text:span> aux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"O A tem que <text:span text:style-name="T7">ser</text:span> maior que b e ambos positivos"</text:p>
      <text:p text:style-name="P1"><text:tab/><text:span text:style-name="T5">FIM_ALGORITMO</text:span>.</text:p>
      <text:p text:style-name="P1"/>
      <text:p text:style-name="P4"><text:span text:style-name="T14">1.</text:span>19-<text:tab/></text:p>
      <text:p text:style-name="P7"><text:tab/><text:span text:style-name="T10">ALGORITMO</text:span></text:p>
      <text:p text:style-name="P1"><text:tab/><text:span text:style-name="T5">DECLARE</text:span> a, b, primo, div, maior, menor, teste <text:s/><text:span text:style-name="T5">NUMÉRICO</text:span></text:p>
      <text:p text:style-name="P1"><text:tab/>primo&lt;-1</text:p>
      <text:p text:style-name="P1"><text:tab/>div&lt;-2</text:p>
      <text:p text:style-name="P1"><text:tab/><text:span text:style-name="T5">LEIA</text:span> a</text:p>
      <text:p text:style-name="P1"><text:tab/><text:span text:style-name="T5">LEIA</text:span> b</text:p>
      <text:p text:style-name="P1"><text:tab/><text:span text:style-name="T5">SE</text:span> <text:span text:style-name="T14">(</text:span>b<text:span text:style-name="T14">=</text:span>=a<text:span text:style-name="T14">)</text:span></text:p>
      <text:p text:style-name="P1"><text:tab/><text:span text:style-name="T5">ENTÃO</text:span> <text:span text:style-name="T5">ESCREVA</text:span> "Sao primos entre si"</text:p>
      <text:p text:style-name="P1"><text:soft-page-break/><text:tab/><text:span text:style-name="T5">SE</text:span> <text:span text:style-name="T14">(</text:span>a&gt;b<text:span text:style-name="T14">)</text:span> </text:p>
      <text:p text:style-name="P1"><text:tab/><text:span text:style-name="T5">ENTÃO</text:span> <text:span text:style-name="T5">INÍCIO</text:span></text:p>
      <text:p text:style-name="P1"><text:tab/><text:tab/>maior&lt;-a</text:p>
      <text:p text:style-name="P1"><text:tab/><text:tab/>menor&lt;-b</text:p>
      <text:p text:style-name="P1"><text:tab/><text:tab/><text:span text:style-name="T5">FIM</text:span></text:p>
      <text:p text:style-name="P1"><text:tab/><text:span text:style-name="T5">SE</text:span> <text:span text:style-name="T14">(</text:span>b&gt;a<text:span text:style-name="T14">)</text:span></text:p>
      <text:p text:style-name="P1"><text:tab/><text:span text:style-name="T5">ENTÃO</text:span> <text:s/><text:span text:style-name="T5">INÍCIO</text:span></text:p>
      <text:p text:style-name="P1"><text:tab/><text:tab/>maior&lt;-b</text:p>
      <text:p text:style-name="P1"><text:tab/><text:tab/>menor&lt;-a</text:p>
      <text:p text:style-name="P1"><text:tab/><text:tab/><text:span text:style-name="T5">FIM</text:span></text:p>
      <text:p text:style-name="P1"><text:tab/><text:span text:style-name="T5">ENQUANTO</text:span> menor&lt;maior <text:span text:style-name="T5">FAÇA</text:span></text:p>
      <text:p text:style-name="P1"><text:tab/><text:tab/><text:span text:style-name="T5">INÍCIO</text:span></text:p>
      <text:p text:style-name="P1"><text:tab/><text:tab/><text:span text:style-name="T5">SE</text:span> <text:span text:style-name="T14">(</text:span>a%div=<text:span text:style-name="T14">=</text:span>0<text:span text:style-name="T14">)</text:span></text:p>
      <text:p text:style-name="P1"><text:tab/><text:tab/><text:span text:style-name="T5">ENTÃO</text:span> <text:span text:style-name="T5">INÍCIO</text:span></text:p>
      <text:p text:style-name="P1"><text:tab/><text:tab/><text:tab/>teste&lt;-div</text:p>
      <text:p text:style-name="P1"><text:tab/><text:tab/><text:tab/><text:span text:style-name="T5">SE</text:span> b% teste=0</text:p>
      <text:p text:style-name="P1"><text:tab/><text:tab/><text:tab/><text:span text:style-name="T5">ENTÃO</text:span> primo&lt;-0</text:p>
      <text:p text:style-name="P1"><text:tab/><text:tab/><text:tab/>menor&lt;-menor+1</text:p>
      <text:p text:style-name="P1"><text:tab/><text:tab/><text:tab/>div&lt;-div+1</text:p>
      <text:p text:style-name="P1"><text:tab/><text:tab/><text:tab/><text:span text:style-name="T5">FIM</text:span></text:p>
      <text:p text:style-name="P1"><text:tab/><text:tab/><text:span text:style-name="T5">SE</text:span> <text:span text:style-name="T14">(</text:span>primo<text:span text:style-name="T14">=</text:span>=1<text:span text:style-name="T14">)</text:span></text:p>
      <text:p text:style-name="P1"><text:tab/><text:tab/><text:span text:style-name="T5">ENTÃO</text:span> <text:span text:style-name="T5">ESCREVA</text:span> "a e b s<text:span text:style-name="T14">ã</text:span>o primos entre si"</text:p>
      <text:p text:style-name="P1"><text:tab/><text:tab/><text:span text:style-name="T5">SENÃO</text:span> </text:p>
      <text:p text:style-name="P1"><text:tab/><text:tab/><text:span text:style-name="T5">ENTÃO</text:span> <text:span text:style-name="T5">ESCREVA</text:span> " a <text:s/>e b nao sao primos entre si"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1"/>
      <text:p text:style-name="P1"/>
      <text:p text:style-name="P1"><text:soft-page-break/></text:p>
      <text:p text:style-name="P4"><text:span text:style-name="T14">1.</text:span>20-<text:tab/></text:p>
      <text:p text:style-name="P7"><text:tab/><text:span text:style-name="T10">ALGORITMO</text:span></text:p>
      <text:p text:style-name="P1"><text:tab/><text:span text:style-name="T5">DECLARE</text:span> n, i <text:span text:style-name="T5">NUMÉRICO</text:span></text:p>
      <text:p text:style-name="P1"><text:tab/><text:span text:style-name="T5">LEIA</text:span> n</text:p>
      <text:p text:style-name="P1"><text:tab/>i&lt;-1</text:p>
      <text:p text:style-name="P1"><text:tab/><text:span text:style-name="T5">PARA</text:span> i <text:span text:style-name="T5">ATÉ</text:span> n+1 <text:span text:style-name="T5">FAÇA</text:span> PASSO1</text:p>
      <text:p text:style-name="P1"><text:tab/><text:tab/><text:span text:style-name="T5">INÍCIO</text:span></text:p>
      <text:p text:style-name="P1"><text:tab/><text:tab/><text:span text:style-name="T5">SE</text:span> <text:span text:style-name="T14">(</text:span>n%i<text:span text:style-name="T14">=</text:span>=0<text:span text:style-name="T14">)</text:span></text:p>
      <text:p text:style-name="P1"><text:tab/><text:tab/><text:span text:style-name="T5">ENTÃO</text:span> <text:s/><text:span text:style-name="T5">ESCREVA</text:span> i</text:p>
      <text:p text:style-name="P1"><text:tab/><text:tab/><text:span text:style-name="T5">FIM</text:span></text:p>
      <text:p text:style-name="P1"><text:tab/><text:span text:style-name="T5">FIM_ALGORITMO</text:span></text:p>
      <text:p text:style-name="P1"/>
      <text:p text:style-name="P4"><text:span text:style-name="T14">1.</text:span>21- <text:tab/></text:p>
      <text:p text:style-name="P7"><text:tab/><text:span text:style-name="T10">ALGORITMO</text:span></text:p>
      <text:p text:style-name="P1"><text:tab/><text:span text:style-name="T5">DECLARE</text:span> n, contprimo, dividendo, divisor, cont <text:span text:style-name="T5">NUMÉRICO</text:span></text:p>
      <text:p text:style-name="P1"><text:tab/>dividendo&lt;-2</text:p>
      <text:p text:style-name="P1"><text:tab/><text:span text:style-name="T5">LEIA</text:span> n</text:p>
      <text:p text:style-name="P1"><text:tab/><text:span text:style-name="T5">ENQUANTO</text:span> <text:span text:style-name="T14">(</text:span>contprimos&lt;n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divisor&lt;-2</text:p>
      <text:p text:style-name="P1"><text:tab/><text:tab/>cont&lt;-0</text:p>
      <text:p text:style-name="P1"><text:tab/><text:tab/><text:span text:style-name="T5">ENQUANTO</text:span> (dividendo-1)&gt;=divisor E cont=0 <text:s/><text:span text:style-name="T5">FAÇA</text:span></text:p>
      <text:p text:style-name="P1"><text:tab/><text:tab/><text:tab/><text:span text:style-name="T5">INÍCIO</text:span></text:p>
      <text:p text:style-name="P1"><text:tab/><text:tab/><text:tab/><text:span text:style-name="T5">SE</text:span> <text:span text:style-name="T14">(</text:span>dividendo%divisor<text:span text:style-name="T14">=</text:span>=0<text:span text:style-name="T14">)</text:span></text:p>
      <text:p text:style-name="P1"><text:tab/><text:tab/><text:tab/><text:span text:style-name="T5">ENTÃO <text:s/>INÍCIO</text:span></text:p>
      <text:p text:style-name="P1"><text:tab/><text:tab/><text:tab/><text:tab/>cont&lt;-1</text:p>
      <text:p text:style-name="P1"><text:tab/><text:tab/><text:tab/><text:tab/>divisor&lt;-divisor+1</text:p>
      <text:p text:style-name="P1"><text:tab/><text:tab/><text:tab/><text:tab/><text:span text:style-name="T5">FIM</text:span></text:p>
      <text:p text:style-name="P1"><text:soft-page-break/><text:tab/><text:tab/><text:tab/><text:span text:style-name="T5">SE</text:span> <text:s/><text:span text:style-name="T14">(</text:span>cont<text:span text:style-name="T14">=</text:span>=0<text:span text:style-name="T14">)</text:span></text:p>
      <text:p text:style-name="P1"><text:tab/><text:tab/><text:tab/><text:span text:style-name="T5">ENTÃO</text:span> <text:span text:style-name="T5">INÍCIO</text:span></text:p>
      <text:p text:style-name="P1"><text:tab/><text:tab/><text:tab/><text:tab/><text:span text:style-name="T5">ESCREVA</text:span> dividendo<text:tab/></text:p>
      <text:p text:style-name="P1"><text:tab/><text:tab/><text:tab/><text:tab/>contprimos&lt;-contprimos+1</text:p>
      <text:p text:style-name="P1"><text:tab/><text:tab/><text:tab/><text:tab/><text:span text:style-name="T5">FIM</text:span></text:p>
      <text:p text:style-name="P1"><text:tab/><text:tab/><text:tab/>dividendo=dividendo+1</text:p>
      <text:p text:style-name="P1"><text:tab/><text:tab/><text:tab/><text:span text:style-name="T5">FIM</text:span>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4"><text:span text:style-name="T14">1.</text:span>22-<text:tab/></text:p>
      <text:p text:style-name="P7"><text:tab/><text:span text:style-name="T10">ALGORITMO</text:span></text:p>
      <text:p text:style-name="P1"><text:tab/><text:span text:style-name="T5">DECLARE</text:span> a,b, continua, cont <text:span text:style-name="T5">NUMÉRICO</text:span></text:p>
      <text:p text:style-name="P1"><text:tab/>continua&lt;-1</text:p>
      <text:p text:style-name="P1"><text:tab/>cont&lt;-0</text:p>
      <text:p text:style-name="P1"><text:tab/><text:span text:style-name="T5">LEIA</text:span> a</text:p>
      <text:p text:style-name="P1"><text:tab/><text:span text:style-name="T5">LEIA</text:span> b</text:p>
      <text:p text:style-name="P1"><text:tab/><text:span text:style-name="T5">SE</text:span> <text:span text:style-name="T14">(</text:span>a&gt;b<text:span text:style-name="T14">)</text:span></text:p>
      <text:p text:style-name="P1"><text:tab/><text:span text:style-name="T5">ENTÃO</text:span> cont&lt;-a</text:p>
      <text:p text:style-name="P1"><text:tab/><text:span text:style-name="T5">SE</text:span> <text:span text:style-name="T14">(</text:span>b&gt;a<text:span text:style-name="T14">)</text:span></text:p>
      <text:p text:style-name="P1"><text:tab/><text:span text:style-name="T5">ENTÃO</text:span><text:tab/>cont&lt;-b</text:p>
      <text:p text:style-name="P1"><text:tab/><text:span text:style-name="T5">SE</text:span> <text:span text:style-name="T14">(</text:span>a<text:span text:style-name="T14">=</text:span>=b<text:span text:style-name="T14">)</text:span></text:p>
      <text:p text:style-name="P1"><text:tab/><text:span text:style-name="T5">ENTÃO</text:span> <text:span text:style-name="T5">INÍCIO</text:span></text:p>
      <text:p text:style-name="P1"><text:tab/><text:tab/><text:span text:style-name="T5">ESCREVA</text:span> "maximo divisor comum eh", b</text:p>
      <text:p text:style-name="P1"><text:tab/><text:tab/>continua&lt;-0</text:p>
      <text:p text:style-name="P1"><text:tab/><text:tab/><text:span text:style-name="T5">FIM</text:span></text:p>
      <text:p text:style-name="P1"><text:tab/><text:span text:style-name="T5">ENQUANTO</text:span> <text:span text:style-name="T14">(</text:span>continua<text:span text:style-name="T14">=</text:span>=1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<text:span text:style-name="T5">SE</text:span> <text:span text:style-name="T14">(</text:span>a%cont<text:span text:style-name="T14">=</text:span>=0<text:span text:style-name="T14">)</text:span> E <text:span text:style-name="T14">(</text:span>b%cont<text:span text:style-name="T14">=</text:span>=0<text:span text:style-name="T14">)</text:span></text:p>
      <text:p text:style-name="P1"><text:soft-page-break/><text:tab/><text:tab/><text:span text:style-name="T5">ENTÃO</text:span> <text:span text:style-name="T5">INÍCIO</text:span></text:p>
      <text:p text:style-name="P1"><text:tab/><text:tab/><text:tab/><text:span text:style-name="T5">ESCREVA</text:span> cont</text:p>
      <text:p text:style-name="P1"><text:tab/><text:tab/><text:tab/>continua&lt;-0</text:p>
      <text:p text:style-name="P1"><text:tab/><text:tab/><text:tab/><text:span text:style-name="T5">FIM</text:span></text:p>
      <text:p text:style-name="P1"><text:tab/><text:tab/>cont&lt;-cont-1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4"><text:span text:style-name="T14">1.</text:span>23-<text:tab/></text:p>
      <text:p text:style-name="P7"><text:tab/><text:span text:style-name="T10">ALGORITMO</text:span></text:p>
      <text:p text:style-name="P1"><text:tab/><text:span text:style-name="T5">DECLARE</text:span> n, n1, prox, n2, i <text:span text:style-name="T5">NUMÉRICO</text:span></text:p>
      <text:p text:style-name="P1"><text:tab/><text:span text:style-name="T5">LEIA</text:span> n</text:p>
      <text:p text:style-name="P1"><text:tab/>n1&lt;-1</text:p>
      <text:p text:style-name="P1"><text:tab/>prox&lt;-0</text:p>
      <text:p text:style-name="P1"><text:tab/>n2&lt;-0</text:p>
      <text:p text:style-name="P1"><text:tab/>i&lt;-0</text:p>
      <text:p text:style-name="P1"><text:tab/><text:span text:style-name="T5">PARA</text:span> i <text:span text:style-name="T5">ATÉ</text:span> n <text:span text:style-name="T5">FAÇA</text:span> PASSO1</text:p>
      <text:p text:style-name="P1"><text:tab/><text:tab/><text:span text:style-name="T5">INÍCIO</text:span></text:p>
      <text:p text:style-name="P1"><text:tab/><text:tab/>n2&lt;-n1</text:p>
      <text:p text:style-name="P1"><text:tab/><text:tab/>n1&lt;-prox</text:p>
      <text:p text:style-name="P1"><text:tab/><text:tab/>prox&lt;-n1+n2</text:p>
      <text:p text:style-name="P1"><text:tab/><text:tab/><text:span text:style-name="T5">ESCREVA</text:span> prox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4"><text:span text:style-name="T14">1.</text:span>24-<text:tab/></text:p>
      <text:p text:style-name="P7"><text:tab/><text:span text:style-name="T10">ALGORITMO</text:span></text:p>
      <text:p text:style-name="P1"><text:tab/><text:span text:style-name="T5">DECLARE</text:span> <text:s/>n, n1, prox, n2, cont, i, soma <text:span text:style-name="T5">NUMÉRICO</text:span></text:p>
      <text:p text:style-name="P1"><text:tab/><text:span text:style-name="T5">ESCREVA</text:span> "DIGITE A QUANTIDADE DE NUMERO"</text:p>
      <text:p text:style-name="P1"><text:soft-page-break/><text:tab/><text:span text:style-name="T5">LEIA</text:span> n</text:p>
      <text:p text:style-name="P1"><text:tab/><text:span text:style-name="T5">LEIA</text:span> n1</text:p>
      <text:p text:style-name="P1"><text:tab/>prox&lt;-0</text:p>
      <text:p text:style-name="P1"><text:tab/><text:span text:style-name="T5">LEIA</text:span> n2</text:p>
      <text:p text:style-name="P1"><text:tab/>i&lt;-0</text:p>
      <text:p text:style-name="P1"><text:tab/>cont&lt;-0</text:p>
      <text:p text:style-name="P1"><text:tab/>soma&lt;-n+n1</text:p>
      <text:p text:style-name="P1"><text:tab/><text:span text:style-name="T5">SE</text:span> <text:span text:style-name="T14">(</text:span>n&gt;=3<text:span text:style-name="T14">)</text:span></text:p>
      <text:p text:style-name="P1"><text:tab/><text:span text:style-name="T5">ENTÃO <text:s/>INÍCIO</text:span></text:p>
      <text:p text:style-name="P1"><text:tab/><text:tab/><text:span text:style-name="T5">PARA</text:span> i <text:span text:style-name="T5">ATÉ</text:span> n-2 <text:span text:style-name="T5">FAÇA</text:span> PASSO1</text:p>
      <text:p text:style-name="P1"><text:tab/><text:tab/><text:tab/><text:span text:style-name="T5">INÍCIO</text:span></text:p>
      <text:p text:style-name="P1"><text:tab/><text:tab/><text:tab/><text:span text:style-name="T5">SE</text:span> <text:span text:style-name="T14">(</text:span>cont<text:span text:style-name="T14">=</text:span>=0<text:span text:style-name="T14">)</text:span></text:p>
      <text:p text:style-name="P1"><text:tab/><text:tab/><text:tab/><text:span text:style-name="T5">ENTÃO</text:span> <text:span text:style-name="T5">INÍCIO</text:span></text:p>
      <text:p text:style-name="P1"><text:tab/><text:tab/><text:tab/><text:tab/><text:span text:style-name="T5">ESCREVA</text:span> N1</text:p>
      <text:p text:style-name="P1"><text:tab/><text:tab/><text:tab/><text:tab/><text:span text:style-name="T5">ESCREVA</text:span> N2</text:p>
      <text:p text:style-name="P1"><text:tab/><text:tab/><text:tab/><text:tab/>i&lt;-i+2</text:p>
      <text:p text:style-name="P1"><text:tab/><text:tab/><text:tab/><text:tab/>cont&lt;-cont+1</text:p>
      <text:p text:style-name="P1"><text:tab/><text:tab/><text:tab/><text:tab/>prox&lt;-n1+n2</text:p>
      <text:p text:style-name="P1"><text:tab/><text:tab/><text:tab/><text:tab/><text:span text:style-name="T5">ESCREVA</text:span> prox</text:p>
      <text:p text:style-name="P1"><text:tab/><text:tab/><text:tab/><text:tab/>n1&lt;-prox</text:p>
      <text:p text:style-name="P1"><text:tab/><text:tab/><text:tab/><text:tab/><text:span text:style-name="T5">FIM</text:span></text:p>
      <text:p text:style-name="P1"><text:tab/><text:tab/><text:tab/><text:span text:style-name="T5">SENÃO</text:span></text:p>
      <text:p text:style-name="P1"><text:tab/><text:tab/><text:tab/><text:span text:style-name="T5">ENTÃO INÍCIO</text:span></text:p>
      <text:p text:style-name="P1"><text:tab/><text:tab/><text:tab/><text:tab/>prox&lt;-n1+n2</text:p>
      <text:p text:style-name="P1"><text:tab/><text:tab/><text:tab/><text:tab/>n2&lt;-n1</text:p>
      <text:p text:style-name="P1"><text:tab/><text:tab/><text:tab/><text:tab/>n1&lt;-prox</text:p>
      <text:p text:style-name="P1"><text:tab/><text:tab/><text:tab/><text:tab/><text:span text:style-name="T5">ESCREVA</text:span> prox</text:p>
      <text:p text:style-name="P1"><text:tab/><text:tab/><text:tab/><text:tab/><text:span text:style-name="T5">FIM</text:span></text:p>
      <text:p text:style-name="P1"><text:tab/><text:tab/><text:tab/><text:span text:style-name="T5">ESCREVA</text:span> "soma=", soma</text:p>
      <text:p text:style-name="P1"><text:soft-page-break/><text:tab/><text:tab/><text:tab/><text:span text:style-name="T5">FIM</text:span>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“<text:span text:style-name="T14">É</text:span> preciso no m<text:span text:style-name="T14">í</text:span>nimo 3 n<text:span text:style-name="T14">ú</text:span>meros"</text:p>
      <text:p text:style-name="P1"><text:tab/><text:span text:style-name="T5">FIM_ALGORITMO</text:span>.</text:p>
      <text:p text:style-name="P1"/>
      <text:p text:style-name="P4"><text:span text:style-name="T14">1.</text:span>25- <text:tab/></text:p>
      <text:p text:style-name="P7"><text:tab/><text:span text:style-name="T10">ALGORITMO</text:span></text:p>
      <text:p text:style-name="P1"><text:tab/><text:span text:style-name="T5">DECLARE</text:span> n1, n2, prox, n, i <text:span text:style-name="T5">NUMÉRICO</text:span></text:p>
      <text:p text:style-name="P1"><text:tab/><text:span text:style-name="T5">LEIA</text:span> n1</text:p>
      <text:p text:style-name="P1"><text:tab/><text:span text:style-name="T5">LEIA</text:span> n2</text:p>
      <text:p text:style-name="P1"><text:tab/><text:span text:style-name="T5">LEIA</text:span> n</text:p>
      <text:p text:style-name="P1"><text:tab/>prox&lt;-0</text:p>
      <text:p text:style-name="P1"><text:tab/><text:span text:style-name="T5">SE</text:span> <text:span text:style-name="T14">(</text:span>n&gt;=3<text:span text:style-name="T14">)</text:span></text:p>
      <text:p text:style-name="P1"><text:tab/><text:span text:style-name="T5">ENTÃO</text:span> <text:span text:style-name="T5">INÍCIO</text:span></text:p>
      <text:p text:style-name="P1"><text:tab/><text:tab/><text:span text:style-name="T5">ESCREVA</text:span> n1</text:p>
      <text:p text:style-name="P1"><text:tab/><text:tab/><text:span text:style-name="T5">ESCREVA</text:span> n2</text:p>
      <text:p text:style-name="P1"><text:tab/><text:tab/><text:span text:style-name="T5">PARA</text:span> i <text:span text:style-name="T5">ATÉ</text:span> n-2 <text:span text:style-name="T5">FAÇA</text:span> PASSO1</text:p>
      <text:p text:style-name="P1"><text:tab/><text:tab/><text:tab/><text:span text:style-name="T5">INÍCIO</text:span></text:p>
      <text:p text:style-name="P1"><text:tab/><text:tab/><text:tab/><text:span text:style-name="T5">SE</text:span> <text:span text:style-name="T14">(</text:span>i%2<text:span text:style-name="T14">=</text:span>=0<text:span text:style-name="T14">)</text:span></text:p>
      <text:p text:style-name="P1"><text:tab/><text:tab/><text:tab/><text:span text:style-name="T5">ENTÃO</text:span> prox&lt;-n1-n2</text:p>
      <text:p text:style-name="P1"><text:tab/><text:tab/><text:tab/><text:span text:style-name="T5">SE</text:span> <text:span text:style-name="T14">(</text:span>i%2!<text:span text:style-name="T14">=</text:span>0<text:span text:style-name="T14">)</text:span></text:p>
      <text:p text:style-name="P1"><text:tab/><text:tab/><text:tab/><text:span text:style-name="T5">ENTÃO</text:span> prox=n1+n2</text:p>
      <text:p text:style-name="P1"><text:tab/><text:tab/><text:tab/>n2&lt;-n1</text:p>
      <text:p text:style-name="P1"><text:tab/><text:tab/><text:tab/>n1&lt;-prox</text:p>
      <text:p text:style-name="P1"><text:tab/><text:tab/><text:tab/><text:span text:style-name="T5">ESCREVA</text:span> prox</text:p>
      <text:p text:style-name="P1"><text:tab/><text:tab/><text:tab/><text:span text:style-name="T5">FIM</text:span></text:p>
      <text:p text:style-name="P1"><text:tab/><text:tab/><text:span text:style-name="T5">FIM</text:span></text:p>
      <text:p text:style-name="P1"><text:tab/><text:span text:style-name="T5">SENÃO</text:span></text:p>
      <text:p text:style-name="P1"><text:soft-page-break/><text:tab/><text:span text:style-name="T5">ENTÃO</text:span> <text:span text:style-name="T5">ESCREVA</text:span> "Deve <text:span text:style-name="T7">ter pel</text:span>o menos 3 termos"</text:p>
      <text:p text:style-name="P1"><text:tab/><text:span text:style-name="T5">FIM_ALGORITMO</text:span>.</text:p>
      <text:p text:style-name="P1"/>
      <text:p text:style-name="P1"><text:tab/></text:p>
      <text:p text:style-name="P4"><text:span text:style-name="T14">1.</text:span>26- <text:tab/></text:p>
      <text:p text:style-name="P7"><text:tab/><text:span text:style-name="T10">ALGORITMO</text:span></text:p>
      <text:p text:style-name="P1"><text:tab/><text:span text:style-name="T5">DECLARE</text:span> n, n1, prox, cont <text:span text:style-name="T5">NUMÉRICO</text:span></text:p>
      <text:p text:style-name="P1"><text:tab/><text:span text:style-name="T5">LEIA</text:span> n</text:p>
      <text:p text:style-name="P1"><text:tab/><text:span text:style-name="T5">ENQUANTO</text:span> <text:span text:style-name="T14">(</text:span>cont&lt;n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<text:span text:style-name="T5">SE</text:span> <text:span text:style-name="T14">(</text:span>i%2!<text:span text:style-name="T14">==</text:span>0<text:span text:style-name="T14">)</text:span></text:p>
      <text:p text:style-name="P1"><text:tab/><text:tab/><text:span text:style-name="T5">ENTÃO</text:span> <text:span text:style-name="T5">INÍCIO</text:span></text:p>
      <text:p text:style-name="P1"><text:tab/><text:tab/><text:tab/>n1&lt;-i</text:p>
      <text:p text:style-name="P1"><text:tab/><text:tab/><text:tab/>prox&lt;-prox+n1</text:p>
      <text:p text:style-name="P1"><text:tab/><text:tab/><text:tab/><text:span text:style-name="T5">ESCREVA</text:span> prox</text:p>
      <text:p text:style-name="P1"><text:tab/><text:tab/><text:tab/>cont&lt;-cont+1</text:p>
      <text:p text:style-name="P1"><text:tab/><text:tab/><text:tab/><text:span text:style-name="T5">FIM</text:span></text:p>
      <text:p text:style-name="P1"><text:tab/><text:tab/>i&lt;-i+1</text:p>
      <text:p text:style-name="P1"><text:tab/><text:tab/><text:span text:style-name="T5">FIM</text:span></text:p>
      <text:p text:style-name="P1"><text:tab/><text:span text:style-name="T5">FIM_ALGORITMO</text:span>.</text:p>
      <text:p text:style-name="P1"><text:tab/><text:tab/></text:p>
      <text:p text:style-name="P4"><text:span text:style-name="T14">1.</text:span>27-<text:tab/></text:p>
      <text:p text:style-name="P7"><text:tab/><text:span text:style-name="T10">ALGORITMO</text:span></text:p>
      <text:p text:style-name="P1"><text:tab/><text:span text:style-name="T5">DECLARE</text:span> n, i, cont, contro <text:span text:style-name="T5">NUMÉRICO</text:span></text:p>
      <text:p text:style-name="P1"><text:tab/><text:span text:style-name="T5">LEIA</text:span> n</text:p>
      <text:p text:style-name="P1"><text:tab/>i&lt;-0</text:p>
      <text:p text:style-name="P1"><text:tab/>cont&lt;-0</text:p>
      <text:p text:style-name="P1"><text:tab/>contro&lt;-0</text:p>
      <text:p text:style-name="P1"><text:tab/><text:span text:style-name="T5">PARA</text:span> i <text:span text:style-name="T5">ATÉ</text:span> n-1 <text:span text:style-name="T5">FAÇA</text:span> PASSO 1</text:p>
      <text:p text:style-name="P1"><text:soft-page-break/><text:tab/><text:tab/><text:span text:style-name="T5">INÍCIO</text:span></text:p>
      <text:p text:style-name="P1"><text:tab/><text:tab/>cont&lt;-0</text:p>
      <text:p text:style-name="P1"><text:tab/><text:tab/><text:span text:style-name="T5">ESCREVA</text:span> i</text:p>
      <text:p text:style-name="P1"><text:tab/><text:tab/><text:span text:style-name="T5">ENQUANTO</text:span> <text:span text:style-name="T14">(</text:span>cont&lt;2<text:span text:style-name="T14">)</text:span> <text:span text:style-name="T5">FAÇA</text:span></text:p>
      <text:p text:style-name="P1"><text:tab/><text:tab/><text:tab/><text:span text:style-name="T5">INÍCIO</text:span><text:tab/></text:p>
      <text:p text:style-name="P1"><text:tab/><text:tab/><text:tab/>cont&lt;-cont+1</text:p>
      <text:p text:style-name="P1"><text:tab/><text:tab/><text:tab/><text:span text:style-name="T5">ESCREVA</text:span> i+3</text:p>
      <text:p text:style-name="P1"><text:tab/><text:tab/><text:tab/>contro=contro+1</text:p>
      <text:p text:style-name="P1"><text:tab/><text:tab/><text:tab/><text:span text:style-name="T5">FIM</text:span></text:p>
      <text:p text:style-name="P1"><text:tab/><text:tab/>contro=contro+1</text:p>
      <text:p text:style-name="P1"><text:tab/><text:tab/><text:span text:style-name="T5">FIM</text:span></text:p>
      <text:p text:style-name="P1"><text:tab/><text:span text:style-name="T5">FIM_ALGORITMO</text:span>.</text:p>
      <text:p text:style-name="P1"/>
      <text:p text:style-name="P4"><text:span text:style-name="T14">1.</text:span>28- <text:tab/></text:p>
      <text:p text:style-name="P7"><text:tab/><text:span text:style-name="T10">ALGORITMO</text:span></text:p>
      <text:p text:style-name="P1"><text:tab/><text:span text:style-name="T5">DECLARE</text:span> n, i, h, rest<text:span text:style-name="T14">o</text:span> <text:span text:style-name="T5">NUMÉRICO</text:span></text:p>
      <text:p text:style-name="P1"><text:tab/><text:span text:style-name="T5">LEIA</text:span> n</text:p>
      <text:p text:style-name="P1"><text:tab/>h&lt;-0</text:p>
      <text:p text:style-name="P1"><text:tab/>i&lt;-1</text:p>
      <text:p text:style-name="P1"><text:tab/>rest<text:span text:style-name="T14">o</text:span>&lt;-0</text:p>
      <text:p text:style-name="P1"><text:tab/><text:span text:style-name="T5">SE</text:span> <text:span text:style-name="T14">(</text:span>n&gt;0<text:span text:style-name="T14">)</text:span></text:p>
      <text:p text:style-name="P1"><text:tab/><text:span text:style-name="T5">ENTÃO IN</text:span><text:span text:style-name="T7">Í</text:span><text:span text:style-name="T5">CIO</text:span></text:p>
      <text:p text:style-name="P1"><text:tab/><text:tab/><text:span text:style-name="T5">ENQUANTO</text:span> <text:span text:style-name="T14">(</text:span>i&lt;=n<text:span text:style-name="T14">)</text:span> <text:span text:style-name="T5">FAÇA</text:span></text:p>
      <text:p text:style-name="P1"><text:tab/><text:tab/><text:tab/><text:span text:style-name="T5">INÍCIO</text:span></text:p>
      <text:p text:style-name="P1"><text:tab/><text:tab/><text:tab/>rest<text:span text:style-name="T14">o</text:span>&lt;-(1/i)</text:p>
      <text:p text:style-name="P1"><text:tab/><text:tab/><text:tab/>h&lt;-h+rest<text:span text:style-name="T14">o</text:span></text:p>
      <text:p text:style-name="P1"><text:tab/><text:tab/><text:tab/>i&lt;-i+1</text:p>
      <text:p text:style-name="P1"><text:tab/><text:tab/><text:tab/><text:span text:style-name="T5">ESCREVA</text:span> h</text:p>
      <text:p text:style-name="P1"><text:tab/><text:tab/><text:tab/><text:span text:style-name="T5">FIM</text:span></text:p>
      <text:p text:style-name="P1"><text:soft-page-break/><text:tab/><text:tab/><text:span text:style-name="T5">ESCREVA</text:span> "Resultado final=", h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"<text:span text:style-name="T14">D</text:span>igite um numero maior que 0"</text:p>
      <text:p text:style-name="P1"><text:tab/><text:span text:style-name="T5">FIM_ALGORITMO</text:span>.</text:p>
      <text:p text:style-name="P1"/>
      <text:p text:style-name="P4"><text:span text:style-name="T14">1.</text:span>29- <text:tab/></text:p>
      <text:p text:style-name="P7"><text:tab/><text:span text:style-name="T10">ALGORITMO</text:span></text:p>
      <text:p text:style-name="P1"><text:tab/><text:span text:style-name="T5">DECLARE</text:span> fat, x, soma, i, j <text:span text:style-name="T5">NUMÉRICO</text:span></text:p>
      <text:p text:style-name="P1"><text:tab/>fat&lt;-0</text:p>
      <text:p text:style-name="P1"><text:tab/><text:span text:style-name="T5">LEIA</text:span> x</text:p>
      <text:p text:style-name="P1"><text:tab/>soma&lt;-x</text:p>
      <text:p text:style-name="P1"><text:tab/>i&lt;-1<text:tab/></text:p>
      <text:p text:style-name="P1"><text:tab/>j&lt;-0</text:p>
      <text:p text:style-name="P1"><text:tab/><text:span text:style-name="T5">PARA</text:span> i <text:span text:style-name="T5">ATÉ</text:span> 19 <text:span text:style-name="T5">FAÇA</text:span> PASSO 1</text:p>
      <text:p text:style-name="P1"><text:tab/><text:tab/><text:span text:style-name="T5">INÍCIO</text:span></text:p>
      <text:p text:style-name="P1"><text:tab/><text:tab/>fat&lt;-i</text:p>
      <text:p text:style-name="P1"><text:tab/><text:tab/>j&lt;-i-1</text:p>
      <text:p text:style-name="P1"><text:tab/><text:tab/><text:span text:style-name="T5">PARA</text:span> j <text:span text:style-name="T5">ATÉ</text:span> 2 PAS<text:span text:style-name="T7">SO</text:span> -1</text:p>
      <text:p text:style-name="P1"><text:tab/><text:tab/><text:tab/><text:span text:style-name="T5">INÍCIO</text:span></text:p>
      <text:p text:style-name="P1"><text:tab/><text:tab/><text:tab/>fat&lt;-fat*j</text:p>
      <text:p text:style-name="P1"><text:tab/><text:tab/><text:tab/><text:span text:style-name="T5">FIM</text:span></text:p>
      <text:p text:style-name="P1"><text:tab/><text:tab/><text:span text:style-name="T5">SE</text:span> <text:span text:style-name="T14">(</text:span>i%2<text:span text:style-name="T14">=</text:span>=0<text:span text:style-name="T14">)</text:span></text:p>
      <text:p text:style-name="P1"><text:tab/><text:tab/><text:span text:style-name="T5">ENTÃO</text:span> soma&lt;-soma+(x/fat)</text:p>
      <text:p text:style-name="P1"><text:tab/><text:tab/><text:span text:style-name="T5">SENÃO</text:span> <text:tab/></text:p>
      <text:p text:style-name="P1"><text:tab/><text:tab/><text:span text:style-name="T5">ENTÃO</text:span> soma&lt;-soma-(x/fat)</text:p>
      <text:p text:style-name="P1"><text:tab/><text:tab/><text:span text:style-name="T5">FIM</text:span></text:p>
      <text:p text:style-name="P1"><text:tab/><text:span text:style-name="T5">ESCREVA</text:span> "Soma=", soma</text:p>
      <text:p text:style-name="P1"><text:tab/><text:span text:style-name="T5">FIM_ALGORITMO</text:span>.</text:p>
      <text:p text:style-name="P1"><text:soft-page-break/></text:p>
      <text:p text:style-name="P4"><text:span text:style-name="T14">1.</text:span>30-<text:tab/></text:p>
      <text:p text:style-name="P7"><text:tab/><text:span text:style-name="T10">ALGORITMO</text:span></text:p>
      <text:p text:style-name="P1"><text:tab/><text:span text:style-name="T5">DECLARE</text:span> n, s, i, novo <text:span text:style-name="T5">NUMÉRICO</text:span></text:p>
      <text:p text:style-name="P1"><text:tab/><text:span text:style-name="T5">LEIA</text:span> n</text:p>
      <text:p text:style-name="P1"><text:tab/>s&lt;-1/n</text:p>
      <text:p text:style-name="P1"><text:tab/>i&lt;-1</text:p>
      <text:p text:style-name="P1"><text:tab/><text:span text:style-name="T5">ESCREVA</text:span> s</text:p>
      <text:p text:style-name="P1"><text:tab/><text:span text:style-name="T5">ENQUANTO</text:span> <text:span text:style-name="T14">(</text:span>i&lt;n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novo&lt;-(i+1)/(n-i)</text:p>
      <text:p text:style-name="P1"><text:tab/><text:tab/>s&lt;-s+novo</text:p>
      <text:p text:style-name="P1"><text:tab/><text:tab/><text:span text:style-name="T5">ESCREVA</text:span> s</text:p>
      <text:p text:style-name="P1"><text:tab/><text:tab/>i&lt;-i+1</text:p>
      <text:p text:style-name="P1"><text:tab/><text:tab/><text:span text:style-name="T5">FIM</text:span></text:p>
      <text:p text:style-name="P1"><text:tab/><text:span text:style-name="T5">ESCREVA</text:span> "Resultado final=", s</text:p>
      <text:p text:style-name="P1"><text:tab/><text:span text:style-name="T5">FIM_ALGORITMO</text:span>.</text:p>
      <text:p text:style-name="P1"/>
      <text:p text:style-name="P4"><text:span text:style-name="T14">1.</text:span>31- <text:tab/></text:p>
      <text:p text:style-name="P7"><text:tab/><text:span text:style-name="T10">ALGORITMO</text:span></text:p>
      <text:p text:style-name="P1"><text:tab/><text:span text:style-name="T5">DECLARE</text:span> soma, prox, cont <text:span text:style-name="T5">NUMÉRICO</text:span></text:p>
      <text:p text:style-name="P1"><text:tab/>soma&lt;-1</text:p>
      <text:p text:style-name="P1"><text:tab/>prox&lt;-</text:p>
      <text:p text:style-name="P1"><text:tab/>cont&lt;-1</text:p>
      <text:p text:style-name="P1"><text:tab/><text:span text:style-name="T5">ENQUANTO</text:span> <text:span text:style-name="T14">(</text:span>cont&lt;=5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prox&lt;-1/(2*cont)</text:p>
      <text:p text:style-name="P1"><text:tab/><text:tab/><text:span text:style-name="T5">SE</text:span> <text:span text:style-name="T14">(</text:span>cont%2=<text:span text:style-name="T14">=</text:span>0<text:span text:style-name="T14">)</text:span></text:p>
      <text:p text:style-name="P1"><text:tab/><text:tab/><text:span text:style-name="T5">ENTÃO</text:span> soma&lt;-soma+prox</text:p>
      <text:p text:style-name="P1"><text:soft-page-break/><text:tab/><text:tab/><text:span text:style-name="T5">SENÃO</text:span></text:p>
      <text:p text:style-name="P1"><text:tab/><text:tab/><text:span text:style-name="T5">ENTÃO</text:span> soma&lt;-soma-prox</text:p>
      <text:p text:style-name="P1"><text:tab/><text:tab/><text:span text:style-name="T5">ESCREVA</text:span> cont</text:p>
      <text:p text:style-name="P1"><text:tab/><text:tab/><text:span text:style-name="T5">ESCREVA</text:span> soma</text:p>
      <text:p text:style-name="P1"><text:tab/><text:tab/>cont=cont+1</text:p>
      <text:p text:style-name="P1"><text:tab/><text:tab/><text:span text:style-name="T5">FIM</text:span></text:p>
      <text:p text:style-name="P1"><text:tab/><text:span text:style-name="T5">ESCREVA</text:span> "soma=", soma</text:p>
      <text:p text:style-name="P1"><text:tab/><text:span text:style-name="T5">FIM_ALGORITMO</text:span>.</text:p>
      <text:p text:style-name="P1"/>
      <text:p text:style-name="P4"><text:span text:style-name="T14">1.</text:span>32-<text:tab/></text:p>
      <text:p text:style-name="P7"><text:tab/><text:span text:style-name="T10">ALGORITMO</text:span></text:p>
      <text:p text:style-name="P1"><text:tab/><text:span text:style-name="T5">DECLARE</text:span> n, i, s, novo <text:span text:style-name="T5">NUMÉRICO</text:span></text:p>
      <text:p text:style-name="P1"><text:tab/><text:span text:style-name="T5">LEIA</text:span> n</text:p>
      <text:p text:style-name="P1"><text:tab/>i&lt;-1</text:p>
      <text:p text:style-name="P1"><text:tab/>s&lt;-0</text:p>
      <text:p text:style-name="P1"><text:tab/><text:span text:style-name="T5">ENQUANTO</text:span> <text:span text:style-name="T14">(</text:span>i&lt;=n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novo&lt;-1/(i^i)</text:p>
      <text:p text:style-name="P1"><text:tab/><text:tab/>s&lt;-s+novo</text:p>
      <text:p text:style-name="P1"><text:tab/><text:tab/><text:span text:style-name="T5">ESCREVA</text:span> s</text:p>
      <text:p text:style-name="P1"><text:tab/><text:tab/>i&lt;-i+1</text:p>
      <text:p text:style-name="P1"><text:tab/><text:tab/><text:span text:style-name="T5">FIM</text:span></text:p>
      <text:p text:style-name="P1"><text:tab/><text:span text:style-name="T5">ESCREVA</text:span> "Resultado final =", s</text:p>
      <text:p text:style-name="P1"><text:tab/><text:span text:style-name="T5">FIM_ALGORITMO</text:span>.</text:p>
      <text:p text:style-name="P1"/>
      <text:p text:style-name="P4"><text:span text:style-name="T14">1.</text:span>33-<text:tab/></text:p>
      <text:p text:style-name="P7"><text:tab/><text:span text:style-name="T10">ALGORITMO</text:span></text:p>
      <text:p text:style-name="P1"><text:tab/><text:span text:style-name="T5">DECLARE</text:span> soma,r, prox, cont, n <text:span text:style-name="T5">NUMÉRICO</text:span></text:p>
      <text:p text:style-name="P1"><text:tab/>soma&lt;-0</text:p>
      <text:p text:style-name="P1"><text:soft-page-break/><text:tab/>prox&lt;-0</text:p>
      <text:p text:style-name="P1"><text:tab/>cont&lt;-0</text:p>
      <text:p text:style-name="P1"><text:tab/>n&lt;-1</text:p>
      <text:p text:style-name="P1"><text:tab/><text:span text:style-name="T5">ENQUANTO</text:span> <text:span text:style-name="T14">(</text:span>cont&lt;54<text:span text:style-name="T14">)</text:span> <text:span text:style-name="T5">FAÇA</text:span></text:p>
      <text:p text:style-name="P1"><text:tab/><text:tab/><text:span text:style-name="T5">INÍCIO</text:span></text:p>
      <text:p text:style-name="P1"><text:tab/><text:tab/>prox&lt;-1/(n^3)</text:p>
      <text:p text:style-name="P1"><text:tab/><text:tab/><text:span text:style-name="T5">SE</text:span> <text:span text:style-name="T14">(</text:span>cont%2<text:span text:style-name="T15">!=</text:span>0<text:span text:style-name="T14">)</text:span></text:p>
      <text:p text:style-name="P1"><text:tab/><text:tab/><text:span text:style-name="T5">ENTÃO</text:span> <text:span text:style-name="T5">INÍCIO</text:span></text:p>
      <text:p text:style-name="P1"><text:tab/><text:tab/><text:tab/>n&lt;-cont</text:p>
      <text:p text:style-name="P1"><text:tab/><text:tab/><text:tab/>soma&lt;-soma+prox</text:p>
      <text:p text:style-name="P1"><text:tab/><text:tab/><text:tab/><text:span text:style-name="T5">FIM</text:span></text:p>
      <text:p text:style-name="P1"><text:tab/><text:tab/><text:span text:style-name="T5">SENÃO</text:span></text:p>
      <text:p text:style-name="P1"><text:tab/><text:tab/><text:span text:style-name="T5">ENTÃO</text:span> soma&lt;-soma-prox</text:p>
      <text:p text:style-name="P1"><text:tab/><text:tab/><text:span text:style-name="T5">ESCREVA</text:span> soma</text:p>
      <text:p text:style-name="P1"><text:tab/><text:tab/>cont&lt;-cont+1</text:p>
      <text:p text:style-name="P1"><text:tab/><text:tab/><text:span text:style-name="T5">FIM</text:span></text:p>
      <text:p text:style-name="P1"><text:tab/><text:span text:style-name="T5">ESCREVA</text:span> "Soma=", soma</text:p>
      <text:p text:style-name="P1"><text:tab/>r&lt;-soma*32</text:p>
      <text:p text:style-name="P1"><text:tab/>r&lt;-r^(1/3)</text:p>
      <text:p text:style-name="P1"><text:tab/><text:span text:style-name="T5">ESCREVA</text:span> r</text:p>
      <text:p text:style-name="P1"><text:tab/><text:span text:style-name="T5">FIM_ALGORITMO</text:span>.</text:p>
      <text:p text:style-name="P4">1.34-</text:p>
      <text:p text:style-name="Standard"><text:tab/><text:span text:style-name="T10">ALGORITMO</text:span></text:p>
      <text:p text:style-name="Standard"><text:tab/><text:span text:style-name="T10">DECLARE</text:span></text:p>
      <text:p text:style-name="P1"><text:tab/>X, I, N, SOMA, J, POT, RESULT <text:span text:style-name="T5">NUMERICO</text:span></text:p>
      <text:p text:style-name="Standard"><text:tab/><text:span text:style-name="T10">ESCREVA</text:span><text:span text:style-name="T9"> “DIGITE UM NUMERO”</text:span></text:p>
      <text:p text:style-name="Standard"><text:tab/><text:span text:style-name="T10">LEIA</text:span><text:span text:style-name="T9"> X</text:span></text:p>
      <text:p text:style-name="P1"><text:tab/>SOMA &lt;- X</text:p>
      <text:p text:style-name="P1"><text:tab/>I &lt;- 1</text:p>
      <text:p text:style-name="P1"><text:soft-page-break/><text:tab/>N &lt;- 3</text:p>
      <text:p text:style-name="P1"><text:tab/><text:span text:style-name="T5">ENQUANTO</text:span> I &lt;= 14 <text:span text:style-name="T7">FAÇA</text:span></text:p>
      <text:p text:style-name="P1"><text:tab/><text:tab/><text:span text:style-name="T7">INICIO</text:span></text:p>
      <text:p text:style-name="P1"><text:tab/><text:tab/><text:span text:style-name="T5">SE</text:span> <text:span text:style-name="T14">(</text:span>I%2!<text:span text:style-name="T14">=</text:span>0<text:span text:style-name="T14">)</text:span></text:p>
      <text:p text:style-name="P1"><text:tab/><text:tab/><text:span text:style-name="T5">ENTAO</text:span></text:p>
      <text:p text:style-name="P1"><text:tab/><text:tab/><text:tab/>RESULTADO &lt;- 1</text:p>
      <text:p text:style-name="P1"><text:tab/><text:tab/><text:tab/><text:span text:style-name="T5">PARA</text:span> J &lt;- 1 ATE N+1 [PASSO1]</text:p>
      <text:p text:style-name="P1"><text:tab/><text:tab/><text:tab/><text:tab/>RESULTADO &lt;- J*RESULTADO</text:p>
      <text:p text:style-name="P1"><text:tab/><text:tab/><text:tab/><text:tab/>POT &lt;- MATH.POW(X,N)</text:p>
      <text:p text:style-name="P1"><text:tab/><text:tab/><text:tab/><text:tab/>SOMA &lt;- SOMA – POT/RESULT</text:p>
      <text:p text:style-name="P1"><text:tab/><text:tab/><text:span text:style-name="T5">SENAO</text:span></text:p>
      <text:p text:style-name="P1"><text:tab/><text:tab/><text:tab/>RESULT &lt;- 1</text:p>
      <text:p text:style-name="P1"><text:tab/><text:tab/><text:tab/><text:span text:style-name="T5">PARA</text:span> J &lt;- 1 ATE N+1</text:p>
      <text:p text:style-name="P1"><text:tab/><text:tab/><text:tab/><text:tab/>RESULT &lt;- J* RESULT</text:p>
      <text:p text:style-name="P1"><text:tab/><text:tab/><text:tab/>POT &lt;- MATH.POW (X,N)</text:p>
      <text:p text:style-name="P1"><text:tab/><text:tab/><text:tab/>SOMA &lt;- SOMA + POT/RESULT</text:p>
      <text:p text:style-name="P1"><text:tab/><text:tab/>I &lt;- I + 1</text:p>
      <text:p text:style-name="P1"><text:tab/><text:tab/>N &lt;- N+2</text:p>
      <text:p text:style-name="P4"><text:tab/><text:tab/><text:span text:style-name="T7">FIM</text:span></text:p>
      <text:p text:style-name="P1"><text:tab/><text:span text:style-name="T5">ESCREVA</text:span> SOMA</text:p>
      <text:p text:style-name="P1"><text:tab/><text:span text:style-name="T7">FIM_ALGORITMO</text:span></text:p>
      <text:p text:style-name="P1"/>
      <text:p text:style-name="P13">1.3<text:span text:style-name="T16">5-</text:span></text:p>
      <text:p text:style-name="P14"><text:tab/><text:span text:style-name="T10">ALGORITMO</text:span></text:p>
      <text:p text:style-name="Standard"><text:tab/><text:span text:style-name="T10">DECLARE</text:span></text:p>
      <text:p text:style-name="P1"><text:tab/>X, I, N, SOMA, J, FAT, <text:span text:style-name="T5">NUMERICO</text:span></text:p>
      <text:p text:style-name="Standard"><text:tab/><text:span text:style-name="T10">ESCREVA</text:span><text:span text:style-name="T9"> “DIGITE UM NUMERO</text:span></text:p>
      <text:p text:style-name="Standard"><text:tab/><text:span text:style-name="T10">LEIA</text:span><text:span text:style-name="T9"> X</text:span></text:p>
      <text:p text:style-name="P13"><text:tab/>SOMA &lt;- 1+X</text:p>
      <text:p text:style-name="P14"><text:soft-page-break/><text:tab/><text:span text:style-name="T10">PARA</text:span><text:span text:style-name="T9"> I &lt;- 2 ATE 15 PASSO 1</text:span></text:p>
      <text:p text:style-name="P1"><text:tab/>FAT&lt;-I</text:p>
      <text:p text:style-name="P1"><text:tab/><text:span text:style-name="T5">PARA</text:span> J &lt;- I-1 ATE 1 PASSO -1</text:p>
      <text:p text:style-name="P1"><text:tab/><text:tab/>FAT &lt;- FAT *J</text:p>
      <text:p text:style-name="P1"><text:tab/>SOMA&lt;- SOMA + (X**I) / (FAT)</text:p>
      <text:p text:style-name="Standard"><text:tab/><text:span text:style-name="T10">ESCREVA</text:span><text:span text:style-name="T9"> ‘E**’ X ‘=’ SOMA</text:span></text:p>
      <text:p text:style-name="Standard"><text:tab/><text:span text:style-name="T10">FIM_ALGORITMO</text:span><text:span text:style-name="T9">.</text:span></text:p>
      <text:p text:style-name="Standard"><text:span text:style-name="T9"/></text:p>
      <text:p text:style-name="P13">1.3<text:span text:style-name="T16">6- </text:span></text:p>
      <text:p text:style-name="P14"><text:tab/><text:span text:style-name="T10">ALGORITMO</text:span></text:p>
      <text:p text:style-name="P1"><text:tab/><text:span text:style-name="T5">DECLARE</text:span></text:p>
      <text:p text:style-name="P1"><text:tab/>N, DENOM, SOMA, FATN, FATD, J, I, X <text:span text:style-name="T5">NUMERICO</text:span></text:p>
      <text:p text:style-name="P1"><text:tab/><text:span text:style-name="T5">ESCREVA</text:span>”DIGITE UM NUMERO”</text:p>
      <text:p text:style-name="P1"><text:tab/><text:span text:style-name="T5">LEIA</text:span> N</text:p>
      <text:p text:style-name="P1"><text:tab/>DENOM &lt;- 2</text:p>
      <text:p text:style-name="P1"><text:tab/>SOMA &lt;- 0</text:p>
      <text:p text:style-name="P1"><text:tab/><text:span text:style-name="T5">ESCREVA</text:span> “0”</text:p>
      <text:p text:style-name="P1"><text:tab/><text:span text:style-name="T5">PARA</text:span> I &lt; N+1 ATE 0-1 <text:span text:style-name="T5">FAÇA</text:span> [PASSO -1]</text:p>
      <text:p text:style-name="P1"><text:tab/><text:tab/>FATN &lt;- I</text:p>
      <text:p text:style-name="P1"><text:tab/><text:tab/>FATD &lt;- DENOM</text:p>
      <text:p text:style-name="P1"><text:tab/><text:tab/><text:span text:style-name="T5">PARA</text:span> J &lt;- I-1 ATE 1 [PASSO -1]</text:p>
      <text:p text:style-name="P1"><text:tab/><text:tab/><text:tab/>FATN &lt;- FATN * J</text:p>
      <text:p text:style-name="P1"><text:tab/><text:tab/><text:span text:style-name="T5">PARA</text:span> X &lt;- DENOM – 1 ATE 1 [PASSO -1]</text:p>
      <text:p text:style-name="P1"><text:tab/><text:tab/><text:tab/>FATD &lt;- FATD * K</text:p>
      <text:p text:style-name="P1"><text:tab/><text:tab/>DENOM &lt;- DENOM + 2</text:p>
      <text:p text:style-name="P1"><text:tab/><text:tab/><text:span text:style-name="T5">SE</text:span> <text:span text:style-name="T17">(</text:span>I %2 <text:span text:style-name="T17">=</text:span>= 0<text:span text:style-name="T17">)</text:span></text:p>
      <text:p text:style-name="P1"><text:tab/><text:tab/><text:tab/>SOMA &lt;- soma - (fatN/fatD)</text:p>
      <text:p text:style-name="P1"><text:tab/><text:tab/><text:tab/><text:span text:style-name="T5">ESCREVA</text:span> soma - (fatN/fatD)</text:p>
      <text:p text:style-name="P1"><text:tab/><text:tab/><text:span text:style-name="T5">SENAO</text:span> </text:p>
      <text:p text:style-name="P1"><text:soft-page-break/><text:tab/><text:tab/><text:tab/>SOMA &lt;- soma + (fatN/fatD)</text:p>
      <text:p text:style-name="P1"><text:tab/><text:tab/><text:tab/><text:span text:style-name="T5">ESCREVA</text:span> soma + (fatN/fatD)</text:p>
      <text:p text:style-name="P1"><text:tab/><text:span text:style-name="T5">ESCREVA</text:span> “0”</text:p>
      <text:p text:style-name="P1"><text:tab/><text:span text:style-name="T5">ESCREVA</text:span> SOMA</text:p>
      <text:p text:style-name="P1"/>
      <text:p text:style-name="P13"><text:span text:style-name="T17">1.</text:span>3<text:span text:style-name="T16">7</text:span>-<text:tab/></text:p>
      <text:p text:style-name="P14"><text:tab/><text:span text:style-name="T10">ALGORITMO</text:span></text:p>
      <text:p text:style-name="P1"><text:tab/><text:span text:style-name="T5">DECLARE</text:span> mediapar, mediaimpar, maiorpar, menorimpar, n, contpar, contimpar, somapar, somaimpar <text:span text:style-name="T5">NUMÉRICO</text:span></text:p>
      <text:p text:style-name="P1"><text:tab/>n&lt;-0</text:p>
      <text:p text:style-name="P1"><text:tab/><text:span text:style-name="T5">ENQUANTO</text:span> <text:span text:style-name="T17">(</text:span>n&gt;=0<text:span text:style-name="T17">)</text:span> <text:span text:style-name="T5">FAÇA</text:span></text:p>
      <text:p text:style-name="P1"><text:tab/><text:tab/><text:span text:style-name="T5">INÍCIO</text:span></text:p>
      <text:p text:style-name="P1"><text:tab/><text:tab/><text:span text:style-name="T5">LEIA</text:span> n</text:p>
      <text:p text:style-name="P1"><text:tab/><text:tab/><text:span text:style-name="T5">SE</text:span> <text:span text:style-name="T17">(</text:span>n&gt;0<text:span text:style-name="T17">)</text:span></text:p>
      <text:p text:style-name="P1"><text:tab/><text:tab/><text:span text:style-name="T5">ENTÃO INÍCIO</text:span></text:p>
      <text:p text:style-name="P1"><text:tab/><text:tab/><text:tab/><text:span text:style-name="T5">SE</text:span> <text:span text:style-name="T17">(</text:span>n%2=<text:span text:style-name="T17">=</text:span>0<text:span text:style-name="T17">)</text:span></text:p>
      <text:p text:style-name="P1"><text:tab/><text:tab/><text:tab/><text:span text:style-name="T5">ENTÃO</text:span> <text:span text:style-name="T5">INÍCIO</text:span></text:p>
      <text:p text:style-name="P1"><text:tab/><text:tab/><text:tab/><text:tab/>sompar&lt;-somapar+n</text:p>
      <text:p text:style-name="P1"><text:tab/><text:tab/><text:tab/><text:tab/>contpar&lt;-contpar+1</text:p>
      <text:p text:style-name="P1"><text:tab/><text:tab/><text:tab/><text:tab/><text:span text:style-name="T5">SE</text:span> <text:span text:style-name="T17">(</text:span>n&gt;=maiorpar<text:span text:style-name="T17">)</text:span></text:p>
      <text:p text:style-name="P1"><text:tab/><text:tab/><text:tab/><text:tab/><text:span text:style-name="T5">ENTÃO</text:span> maiorpar&lt;-n<text:tab/></text:p>
      <text:p text:style-name="P1"><text:tab/><text:tab/><text:tab/><text:tab/><text:span text:style-name="T5">FIM</text:span></text:p>
      <text:p text:style-name="P1"><text:tab/><text:tab/><text:tab/><text:span text:style-name="T5">SENÃO</text:span></text:p>
      <text:p text:style-name="P1"><text:tab/><text:tab/><text:tab/><text:span text:style-name="T5">ENTÃO</text:span> <text:span text:style-name="T5">INÍCIO</text:span></text:p>
      <text:p text:style-name="P1"><text:tab/><text:tab/><text:tab/><text:tab/><text:span text:style-name="T5">SE</text:span> <text:span text:style-name="T17">(</text:span>menorimpar<text:span text:style-name="T17">=</text:span>=0<text:span text:style-name="T17">)</text:span></text:p>
      <text:p text:style-name="P1"><text:tab/><text:tab/><text:tab/><text:tab/><text:span text:style-name="T5">ENTÃO</text:span> menorimpar&lt;-n</text:p>
      <text:p text:style-name="P1"><text:tab/><text:tab/><text:tab/><text:tab/>somaimpar&lt;-somaimpar+n</text:p>
      <text:p text:style-name="P1"><text:tab/><text:tab/><text:tab/><text:tab/>contimpar&lt;-contimpar+1</text:p>
      <text:p text:style-name="P1"><text:tab/><text:tab/><text:tab/><text:tab/><text:span text:style-name="T5">SE</text:span> <text:span text:style-name="T17">(</text:span>menorimpar&gt;=n<text:span text:style-name="T17">)</text:span></text:p>
      <text:p text:style-name="P1"><text:soft-page-break/><text:tab/><text:tab/><text:tab/><text:tab/><text:span text:style-name="T5">ENTÃO</text:span> menorimpar&lt;-n</text:p>
      <text:p text:style-name="P1"><text:tab/><text:tab/><text:tab/><text:tab/><text:span text:style-name="T5">FIM</text:span></text:p>
      <text:p text:style-name="P1"><text:tab/><text:tab/><text:tab/><text:span text:style-name="T5">FIM</text:span></text:p>
      <text:p text:style-name="P1"><text:tab/><text:span text:style-name="T5">SE</text:span> <text:span text:style-name="T17">(</text:span>contpar&gt;0<text:span text:style-name="T17">)</text:span> OU <text:span text:style-name="T17">(</text:span>contimpar&gt;0<text:span text:style-name="T17">)</text:span></text:p>
      <text:p text:style-name="P1"><text:tab/><text:span text:style-name="T5">ENTÃO INÍCIO</text:span></text:p>
      <text:p text:style-name="P1"><text:tab/><text:tab/>mediapar&lt;-somapar/contpar</text:p>
      <text:p text:style-name="P1"><text:tab/><text:tab/>mediaimpar&lt;-somaimpar/contimpar</text:p>
      <text:p text:style-name="P1"><text:tab/><text:tab/><text:span text:style-name="T5">ESCREVA</text:span> "media dos paress=", mediapar</text:p>
      <text:p text:style-name="P1"><text:tab/><text:tab/><text:span text:style-name="T5">ESCREVA</text:span> "media dos impares=", mediaimpar</text:p>
      <text:p text:style-name="P1"><text:tab/><text:tab/><text:span text:style-name="T5">ESCREVA</text:span> "maior par digitado=", maiorpar</text:p>
      <text:p text:style-name="P1"><text:tab/><text:tab/><text:span text:style-name="T5">ESCREVA</text:span> "menor impar digitado=", menorimpar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 "Nã<text:span text:style-name="T17">o</text:span> foi digitado um numero"</text:p>
      <text:p text:style-name="P1"><text:tab/><text:span text:style-name="T5">FIM_ALGORITMO</text:span>.</text:p>
      <text:p text:style-name="P1"/>
      <text:p text:style-name="P13"><text:span text:style-name="T17">1.</text:span>38-<text:tab/></text:p>
      <text:p text:style-name="P14"><text:tab/><text:span text:style-name="T10">ALGORITMO</text:span></text:p>
      <text:p text:style-name="P1"><text:tab/><text:span text:style-name="T5">DECLARE</text:span> contmulher, somamulher, maior, menor, <text:s/>cont, mediaturma, mediamulher, soma, i, sexo, altura <text:span text:style-name="T5">NUMÉRICO</text:span></text:p>
      <text:p text:style-name="P1"><text:tab/>i&lt;-1</text:p>
      <text:p text:style-name="P1"><text:tab/><text:span text:style-name="T5">PARA</text:span> i <text:span text:style-name="T5">ATÉ</text:span> 50 <text:span text:style-name="T5">FAÇA</text:span> PASSO1</text:p>
      <text:p text:style-name="P1"><text:tab/><text:tab/><text:span text:style-name="T5">INÍCIO</text:span></text:p>
      <text:p text:style-name="P1"><text:tab/><text:tab/><text:span text:style-name="T5">LEIA</text:span> <text:span text:style-name="T8">se</text:span>xo</text:p>
      <text:p text:style-name="P1"><text:tab/><text:tab/><text:span text:style-name="T5">LEIA</text:span> altura</text:p>
      <text:p text:style-name="P1"><text:tab/><text:tab/><text:span text:style-name="T5">SE</text:span> <text:span text:style-name="T17">(</text:span><text:span text:style-name="T8">se</text:span>xo<text:span text:style-name="T17">=</text:span>=1<text:span text:style-name="T17">)</text:span> OU <text:span text:style-name="T17">(</text:span><text:span text:style-name="T8">se</text:span>xo=<text:span text:style-name="T17">=</text:span>2<text:span text:style-name="T17">)</text:span></text:p>
      <text:p text:style-name="P1"><text:tab/><text:tab/><text:span text:style-name="T5">ENTÃO</text:span> <text:span text:style-name="T5">INÍCIO</text:span></text:p>
      <text:p text:style-name="P1"><text:tab/><text:tab/><text:tab/><text:span text:style-name="T5">SE</text:span> <text:s/><text:span text:style-name="T17">(</text:span><text:span text:style-name="T5">SE</text:span>xo=<text:span text:style-name="T17">=</text:span>2<text:span text:style-name="T17">)</text:span></text:p>
      <text:p text:style-name="P1"><text:tab/><text:tab/><text:tab/><text:span text:style-name="T5">ENTÃO</text:span> <text:span text:style-name="T5">INÍCIO</text:span></text:p>
      <text:p text:style-name="P1"><text:soft-page-break/><text:tab/><text:tab/><text:tab/><text:tab/>somamulher&lt;-somamulher+altura</text:p>
      <text:p text:style-name="P1"><text:tab/><text:tab/><text:tab/><text:tab/>contmulher&lt;-contmulher+1</text:p>
      <text:p text:style-name="P1"><text:tab/><text:tab/><text:tab/><text:tab/><text:span text:style-name="T5">FIM</text:span></text:p>
      <text:p text:style-name="P1"><text:tab/><text:tab/><text:tab/>soma&lt;-soma+altura</text:p>
      <text:p text:style-name="P1"><text:tab/><text:tab/><text:tab/>cont&lt;-cont+1</text:p>
      <text:p text:style-name="P1"><text:tab/><text:tab/><text:tab/><text:span text:style-name="T5">SE</text:span> <text:span text:style-name="T17">(</text:span>menor<text:span text:style-name="T17">=</text:span>=0<text:span text:style-name="T17">)</text:span></text:p>
      <text:p text:style-name="P1"><text:tab/><text:tab/><text:tab/><text:span text:style-name="T5">ENTÃO</text:span> menor&lt;-altura</text:p>
      <text:p text:style-name="P1"><text:tab/><text:tab/><text:tab/><text:span text:style-name="T5">SE</text:span> altura&gt;maior</text:p>
      <text:p text:style-name="P1"><text:tab/><text:tab/><text:tab/><text:span text:style-name="T5">ENTÃO</text:span> maior&lt;-altura</text:p>
      <text:p text:style-name="P1"><text:tab/><text:tab/><text:tab/><text:span text:style-name="T5">SE</text:span> <text:span text:style-name="T17">(</text:span>altura&lt;menor<text:span text:style-name="T17">)</text:span><text:tab/></text:p>
      <text:p text:style-name="P1"><text:tab/><text:tab/><text:tab/><text:span text:style-name="T5">ENTÃO</text:span> <text:s/>menor&lt;-altura</text:p>
      <text:p text:style-name="P1"><text:tab/><text:tab/><text:tab/><text:span text:style-name="T5">FIM</text:span></text:p>
      <text:p text:style-name="P1"><text:tab/><text:tab/><text:span text:style-name="T5">SENÃO</text:span></text:p>
      <text:p text:style-name="P1"><text:tab/><text:tab/><text:span text:style-name="T5">ENTÃO</text:span> <text:span text:style-name="T5">ESCREVA</text:span> "por favor, digite ou 1 ou 2"</text:p>
      <text:p text:style-name="P1"><text:tab/><text:tab/><text:span text:style-name="T5">FIM</text:span></text:p>
      <text:p text:style-name="P1"><text:tab/>mediaturma&lt;-soma/cont</text:p>
      <text:p text:style-name="P1"><text:tab/><text:span text:style-name="T5">ESCREVA</text:span> " MEDIA=", mediaturma</text:p>
      <text:p text:style-name="P1"><text:tab/><text:span text:style-name="T5">ESCREVA</text:span> "MAIOR=", maior</text:p>
      <text:p text:style-name="P1"><text:tab/><text:span text:style-name="T5">ESCREVA</text:span> "MENOR=", menor</text:p>
      <text:p text:style-name="P1"><text:tab/><text:span text:style-name="T5">SE</text:span> <text:span text:style-name="T17">(</text:span>contmulher&gt;0<text:span text:style-name="T17">)</text:span></text:p>
      <text:p text:style-name="P1"><text:tab/><text:span text:style-name="T5">ENTÃO</text:span> <text:span text:style-name="T5">INÍCIO</text:span></text:p>
      <text:p text:style-name="P1"><text:tab/><text:tab/>mediamulher&lt;-somamulher/contmulher</text:p>
      <text:p text:style-name="P1"><text:tab/><text:tab/><text:span text:style-name="T5">ESCREVA</text:span> "media mulher=", mediamulher</text:p>
      <text:p text:style-name="P1"><text:tab/><text:tab/><text:span text:style-name="T5">FIM</text:span></text:p>
      <text:p text:style-name="P1"><text:tab/><text:span text:style-name="T5">SENÃO</text:span></text:p>
      <text:p text:style-name="P1"><text:tab/><text:span text:style-name="T5">ENTÃO</text:span> <text:span text:style-name="T5">ESCREVA</text:span>"MEDIA MULHER=0"</text:p>
      <text:p text:style-name="P1"><text:tab/><text:span text:style-name="T5">FIM_ALGORITMO</text:span>.</text:p>
      <text:p text:style-name="P1"/>
      <text:p text:style-name="P1"/>
      <text:p text:style-name="P13"><text:soft-page-break/><text:span text:style-name="T17">1.39</text:span>-<text:tab/></text:p>
      <text:p text:style-name="P14"><text:tab/><text:span text:style-name="T10">ALGORITMO</text:span></text:p>
      <text:p text:style-name="P1"><text:tab/><text:span text:style-name="T5">DECLARE</text:span> a, b, cont, taxaa, taxab <text:span text:style-name="T5">NUMÉRICO</text:span></text:p>
      <text:p text:style-name="P1"><text:tab/>a&lt;-5000000</text:p>
      <text:p text:style-name="P1"><text:tab/>b&lt;-7000000</text:p>
      <text:p text:style-name="P1"><text:tab/><text:span text:style-name="T5">ENQUANTO</text:span> <text:span text:style-name="T17">(</text:span>a&lt;b<text:span text:style-name="T17">)</text:span> <text:span text:style-name="T5">FAÇA</text:span></text:p>
      <text:p text:style-name="P1"><text:tab/><text:tab/><text:span text:style-name="T5">INÍCIO</text:span></text:p>
      <text:p text:style-name="P1"><text:tab/><text:tab/>taxaa&lt;-(3*A)/1000</text:p>
      <text:p text:style-name="P1"><text:tab/><text:tab/>a&lt;-a+taxaa</text:p>
      <text:p text:style-name="P1"><text:tab/><text:tab/><text:span text:style-name="T1">taxab&lt;-(2*b)/1000</text:span></text:p>
      <text:p text:style-name="P12"><text:tab/><text:tab/>b&lt;-b+taxab</text:p>
      <text:p text:style-name="P12"><text:tab/><text:tab/>cont&lt;-cont+1</text:p>
      <text:p text:style-name="P1"><text:span text:style-name="T1"><text:tab/><text:tab/></text:span><text:span text:style-name="T5">ESCREVA</text:span> "CIDADE A=", a</text:p>
      <text:p text:style-name="P1"><text:tab/><text:tab/><text:span text:style-name="T5">ESCREVA</text:span> "CIDADE B=", b</text:p>
      <text:p text:style-name="P1"><text:tab/><text:tab/><text:span text:style-name="T5">ESCREVA</text:span> "TEMPO=", cont</text:p>
      <text:p text:style-name="P1"><text:tab/><text:tab/><text:span text:style-name="T5">FIM</text:span></text:p>
      <text:p text:style-name="P1"><text:tab/><text:span text:style-name="T5">ESCREVA</text:span> "A demorou", cont, "anos <text:span text:style-name="T5">PARA</text:span> superar populacao de B"</text:p>
      <text:p text:style-name="P1"><text:tab/><text:span text:style-name="T5">FIM_ALGORITMO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3</meta:editing-cycles>
    <meta:creation-date>2016-05-01T19:39:00</meta:creation-date>
    <dc:date>2017-05-02T14:08:12.632193090</dc:date>
    <meta:editing-duration>PT5M32S</meta:editing-duration>
    <meta:generator>LibreOffice/4.2.8.2$Linux_X86_64 LibreOffice_project/420m0$Build-2</meta:generator>
    <meta:document-statistic meta:table-count="0" meta:image-count="0" meta:object-count="0" meta:page-count="31" meta:paragraph-count="841" meta:word-count="1931" meta:character-count="13616" meta:non-whitespace-character-count="108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